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none" fo:wrap-option="wrap" fo:border-left="0.002cm solid #000000" fo:border-right="0.002cm solid #000000" fo:border-top="0.002cm solid #000000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ackground-color="#aecf00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1" table:default-cell-style-name="ce8"/>
        <table:table-column table:style-name="co1" table:default-cell-style-name="ce6"/>
        <table:table-column table:style-name="co1" table:default-cell-style-name="ce14"/>
        <table:table-column table:style-name="co1" table:default-cell-style-name="ce18"/>
        <table:table-column table:style-name="co1" table:default-cell-style-name="ce14"/>
        <table:table-column table:style-name="co1" table:default-cell-style-name="ce18"/>
        <table:table-column table:style-name="co1" table:number-columns-repeated="6" table:default-cell-style-name="Default"/>
        <table:table-row table:style-name="ro1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1" office:value-type="string">
            <text:p>Habitatges inicats</text:p>
          </table:table-cell>
          <table:table-cell table:style-name="ce7" table:number-columns-repeated="12"/>
        </table:table-row>
        <table:table-row table:style-name="ro1">
          <table:table-cell table:style-name="ce1"/>
          <table:table-cell table:style-name="ce7" table:number-columns-repeated="12"/>
        </table:table-row>
        <table:table-row table:style-name="ro1">
          <table:table-cell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98">
            <text:p>1198</text:p>
          </table:table-cell>
          <table:table-cell table:style-name="ce8" office:value-type="float" office:value="1186">
            <text:p>1186</text:p>
          </table:table-cell>
          <table:table-cell table:style-name="ce8" office:value-type="float" office:value="1180">
            <text:p>1180</text:p>
          </table:table-cell>
          <table:table-cell table:style-name="ce8" office:value-type="float" office:value="862">
            <text:p>862</text:p>
          </table:table-cell>
          <table:table-cell table:style-name="ce8" office:value-type="float" office:value="1130">
            <text:p>1130</text:p>
          </table:table-cell>
          <table:table-cell table:style-name="ce8" office:value-type="float" office:value="1160">
            <text:p>1160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945">
            <text:p>945</text:p>
          </table:table-cell>
          <table:table-cell table:style-name="ce8" office:value-type="float" office:value="1127">
            <text:p>1127</text:p>
          </table:table-cell>
          <table:table-cell table:style-name="ce8" office:value-type="float" office:value="1204">
            <text:p>1204</text:p>
          </table:table-cell>
          <table:table-cell table:style-name="ce8" office:value-type="float" office:value="543">
            <text:p>543</text:p>
          </table:table-cell>
          <table:table-cell table:style-name="ce8" office:value-type="float" office:value="939">
            <text:p>93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17">
            <text:p>917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991">
            <text:p>991</text:p>
          </table:table-cell>
          <table:table-cell table:style-name="ce8" office:value-type="float" office:value="1042">
            <text:p>1042</text:p>
          </table:table-cell>
          <table:table-cell table:style-name="ce8" office:value-type="float" office:value="976">
            <text:p>976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1109">
            <text:p>1109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827">
            <text:p>82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90">
            <text:p>990</text:p>
          </table:table-cell>
          <table:table-cell table:style-name="ce8" office:value-type="float" office:value="597">
            <text:p>597</text:p>
          </table:table-cell>
          <table:table-cell table:style-name="ce8" office:value-type="float" office:value="1625">
            <text:p>1625</text:p>
          </table:table-cell>
          <table:table-cell table:style-name="ce8" office:value-type="float" office:value="1667">
            <text:p>1667</text:p>
          </table:table-cell>
          <table:table-cell table:style-name="ce8" office:value-type="float" office:value="1134">
            <text:p>1134</text:p>
          </table:table-cell>
          <table:table-cell table:style-name="ce8" office:value-type="float" office:value="703">
            <text:p>703</text:p>
          </table:table-cell>
          <table:table-cell table:style-name="ce8" office:value-type="float" office:value="592">
            <text:p>592</text:p>
          </table:table-cell>
          <table:table-cell table:style-name="ce8" office:value-type="float" office:value="540">
            <text:p>540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774">
            <text:p>77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46">
            <text:p>746</text:p>
          </table:table-cell>
          <table:table-cell table:style-name="ce8" office:value-type="float" office:value="658">
            <text:p>65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35">
            <text:p>335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762">
            <text:p>762</text:p>
          </table:table-cell>
          <table:table-cell table:style-name="ce8" office:value-type="float" office:value="518">
            <text:p>518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315">
            <text:p>315</text:p>
          </table:table-cell>
          <table:table-cell table:style-name="ce8" office:value-type="float" office:value="347">
            <text:p>34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75">
            <text:p>675</text:p>
          </table:table-cell>
          <table:table-cell table:style-name="ce8" office:value-type="float" office:value="622">
            <text:p>622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714">
            <text:p>714</text:p>
          </table:table-cell>
          <table:table-cell table:style-name="ce8" office:value-type="float" office:value="782">
            <text:p>782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877">
            <text:p>877</text:p>
          </table:table-cell>
          <table:table-cell table:style-name="ce8" office:value-type="float" office:value="939">
            <text:p>939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722">
            <text:p>722</text:p>
          </table:table-cell>
          <table:table-cell table:style-name="ce8" office:value-type="float" office:value="876">
            <text:p>87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429">
            <text:p>1429</text:p>
          </table:table-cell>
          <table:table-cell table:style-name="ce8" office:value-type="float" office:value="863">
            <text:p>863</text:p>
          </table:table-cell>
          <table:table-cell table:style-name="ce8" office:value-type="float" office:value="917">
            <text:p>917</text:p>
          </table:table-cell>
          <table:table-cell table:style-name="ce8" office:value-type="float" office:value="678">
            <text:p>678</text:p>
          </table:table-cell>
          <table:table-cell table:style-name="ce8" office:value-type="float" office:value="910">
            <text:p>910</text:p>
          </table:table-cell>
          <table:table-cell table:style-name="ce8" office:value-type="float" office:value="1068">
            <text:p>1068</text:p>
          </table:table-cell>
          <table:table-cell table:style-name="ce8" office:value-type="float" office:value="905">
            <text:p>905</text:p>
          </table:table-cell>
          <table:table-cell table:style-name="ce8" office:value-type="float" office:value="664">
            <text:p>664</text:p>
          </table:table-cell>
          <table:table-cell table:style-name="ce8" office:value-type="float" office:value="971">
            <text:p>971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440">
            <text:p>440</text:p>
          </table:table-cell>
          <table:table-cell table:style-name="ce8" office:value-type="float" office:value="1065">
            <text:p>1065</text:p>
          </table:table-cell>
        </table:table-row>
        <table:table-row table:style-name="ro1">
          <table:table-cell table:number-columns-repeated="2"/>
          <table:table-cell table:style-name="ce8" table:number-columns-repeated="11"/>
        </table:table-row>
        <table:table-row table:style-name="ro1" table:number-rows-repeated="2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1" office:value-type="string">
            <text:p>Consum elèctric</text:p>
          </table:table-cell>
          <table:table-cell table:style-name="ce7" table:number-columns-repeated="12"/>
        </table:table-row>
        <table:table-row table:style-name="ro1">
          <table:table-cell table:style-name="ce3"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float" office:value="2851">
            <text:p>2851</text:p>
          </table:table-cell>
          <table:table-cell table:style-name="ce2" office:value-type="float" office:value="3730">
            <text:p>3730</text:p>
          </table:table-cell>
          <table:table-cell table:style-name="ce2" office:value-type="float" office:value="2970">
            <text:p>2970</text:p>
          </table:table-cell>
          <table:table-cell table:style-name="ce2" office:value-type="float" office:value="2974">
            <text:p>2974</text:p>
          </table:table-cell>
          <table:table-cell table:style-name="ce2" office:value-type="float" office:value="3461">
            <text:p>3461</text:p>
          </table:table-cell>
          <table:table-cell table:style-name="ce2" office:value-type="float" office:value="3589">
            <text:p>3589</text:p>
          </table:table-cell>
          <table:table-cell table:style-name="ce2" office:value-type="float" office:value="3285">
            <text:p>3285</text:p>
          </table:table-cell>
          <table:table-cell table:style-name="ce2" office:value-type="float" office:value="3917">
            <text:p>3917</text:p>
          </table:table-cell>
          <table:table-cell table:style-name="ce2" office:value-type="float" office:value="3804">
            <text:p>3804</text:p>
          </table:table-cell>
          <table:table-cell table:style-name="ce2" office:value-type="float" office:value="3865">
            <text:p>3865</text:p>
          </table:table-cell>
          <table:table-cell table:style-name="ce2" office:value-type="float" office:value="4055">
            <text:p>4055</text:p>
          </table:table-cell>
          <table:table-cell table:style-name="ce2" office:value-type="float" office:value="3997">
            <text:p>399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style-name="ce2" office:value-type="float" office:value="4833">
            <text:p>4833</text:p>
          </table:table-cell>
          <table:table-cell table:style-name="ce2" office:value-type="float" office:value="3543">
            <text:p>3543</text:p>
          </table:table-cell>
          <table:table-cell table:style-name="ce2" office:value-type="float" office:value="4087">
            <text:p>4087</text:p>
          </table:table-cell>
          <table:table-cell table:style-name="ce2" office:value-type="float" office:value="3806">
            <text:p>3806</text:p>
          </table:table-cell>
          <table:table-cell table:style-name="ce2" office:value-type="float" office:value="3306">
            <text:p>3306</text:p>
          </table:table-cell>
          <table:table-cell table:style-name="ce2" office:value-type="float" office:value="4023">
            <text:p>4023</text:p>
          </table:table-cell>
          <table:table-cell table:style-name="ce2" office:value-type="float" office:value="3687">
            <text:p>3687</text:p>
          </table:table-cell>
          <table:table-cell table:style-name="ce2" office:value-type="float" office:value="4602">
            <text:p>4602</text:p>
          </table:table-cell>
          <table:table-cell table:style-name="ce2" office:value-type="float" office:value="4385">
            <text:p>4385</text:p>
          </table:table-cell>
          <table:table-cell table:style-name="ce2" office:value-type="float" office:value="4032">
            <text:p>4032</text:p>
          </table:table-cell>
          <table:table-cell table:style-name="ce2" office:value-type="float" office:value="3434">
            <text:p>3434</text:p>
          </table:table-cell>
          <table:table-cell table:style-name="ce2" office:value-type="float" office:value="4169">
            <text:p>416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489">
            <text:p>4489</text:p>
          </table:table-cell>
          <table:table-cell table:style-name="ce2" office:value-type="float" office:value="5130">
            <text:p>5130</text:p>
          </table:table-cell>
          <table:table-cell table:style-name="ce2" office:value-type="float" office:value="4788">
            <text:p>4788</text:p>
          </table:table-cell>
          <table:table-cell table:style-name="ce2" office:value-type="float" office:value="5916">
            <text:p>5916</text:p>
          </table:table-cell>
          <table:table-cell table:style-name="ce2" office:value-type="float" office:value="5567">
            <text:p>5567</text:p>
          </table:table-cell>
          <table:table-cell table:style-name="ce2" office:value-type="float" office:value="5690">
            <text:p>5690</text:p>
          </table:table-cell>
          <table:table-cell table:style-name="ce2" office:value-type="float" office:value="4098">
            <text:p>4098</text:p>
          </table:table-cell>
          <table:table-cell table:style-name="ce2" office:value-type="float" office:value="4458">
            <text:p>4458</text:p>
          </table:table-cell>
          <table:table-cell table:style-name="ce2" office:value-type="float" office:value="4029">
            <text:p>4029</text:p>
          </table:table-cell>
          <table:table-cell table:style-name="ce2" office:value-type="float" office:value="5927">
            <text:p>5927</text:p>
          </table:table-cell>
          <table:table-cell table:style-name="ce2" office:value-type="float" office:value="4009">
            <text:p>4009</text:p>
          </table:table-cell>
          <table:table-cell table:style-name="ce2" office:value-type="float" office:value="4931">
            <text:p>493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587">
            <text:p>4587</text:p>
          </table:table-cell>
          <table:table-cell table:style-name="ce2" office:value-type="float" office:value="4011">
            <text:p>4011</text:p>
          </table:table-cell>
          <table:table-cell table:style-name="ce2" office:value-type="float" office:value="5115">
            <text:p>5115</text:p>
          </table:table-cell>
          <table:table-cell table:style-name="ce2" office:value-type="float" office:value="4442">
            <text:p>4442</text:p>
          </table:table-cell>
          <table:table-cell table:style-name="ce2" office:value-type="float" office:value="4206">
            <text:p>4206</text:p>
          </table:table-cell>
          <table:table-cell table:style-name="ce2" office:value-type="float" office:value="4091">
            <text:p>4091</text:p>
          </table:table-cell>
          <table:table-cell table:style-name="ce2" office:value-type="float" office:value="4533">
            <text:p>4533</text:p>
          </table:table-cell>
          <table:table-cell table:style-name="ce2" office:value-type="float" office:value="5376">
            <text:p>5376</text:p>
          </table:table-cell>
          <table:table-cell table:style-name="ce2" office:value-type="float" office:value="6340">
            <text:p>6340</text:p>
          </table:table-cell>
          <table:table-cell table:style-name="ce2" office:value-type="float" office:value="4921">
            <text:p>4921</text:p>
          </table:table-cell>
          <table:table-cell table:style-name="ce2" office:value-type="float" office:value="3539">
            <text:p>3539</text:p>
          </table:table-cell>
          <table:table-cell table:style-name="ce2" office:value-type="float" office:value="4844">
            <text:p>484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3962">
            <text:p>3962</text:p>
          </table:table-cell>
          <table:table-cell table:style-name="ce2" office:value-type="float" office:value="6778">
            <text:p>6778</text:p>
          </table:table-cell>
          <table:table-cell table:style-name="ce2" office:value-type="float" office:value="4670">
            <text:p>4670</text:p>
          </table:table-cell>
          <table:table-cell table:style-name="ce2" office:value-type="float" office:value="5014">
            <text:p>5014</text:p>
          </table:table-cell>
          <table:table-cell table:style-name="ce2" office:value-type="float" office:value="4461">
            <text:p>4461</text:p>
          </table:table-cell>
          <table:table-cell table:style-name="ce2" office:value-type="float" office:value="5432">
            <text:p>5432</text:p>
          </table:table-cell>
          <table:table-cell table:style-name="ce2" office:value-type="float" office:value="4532">
            <text:p>4532</text:p>
          </table:table-cell>
          <table:table-cell table:style-name="ce2" office:value-type="float" office:value="7240">
            <text:p>7240</text:p>
          </table:table-cell>
          <table:table-cell table:style-name="ce2" office:value-type="float" office:value="5844">
            <text:p>5844</text:p>
          </table:table-cell>
          <table:table-cell table:style-name="ce2" office:value-type="float" office:value="5111">
            <text:p>5111</text:p>
          </table:table-cell>
          <table:table-cell table:style-name="ce2" office:value-type="float" office:value="4657">
            <text:p>4657</text:p>
          </table:table-cell>
          <table:table-cell table:style-name="ce2" office:value-type="float" office:value="4824">
            <text:p>482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4105">
            <text:p>4105</text:p>
          </table:table-cell>
          <table:table-cell table:style-name="ce2" office:value-type="float" office:value="5748">
            <text:p>5748</text:p>
          </table:table-cell>
          <table:table-cell table:style-name="ce2" office:value-type="float" office:value="5783">
            <text:p>5783</text:p>
          </table:table-cell>
          <table:table-cell table:style-name="ce2" office:value-type="float" office:value="6073">
            <text:p>6073</text:p>
          </table:table-cell>
          <table:table-cell table:style-name="ce2" office:value-type="float" office:value="4318">
            <text:p>4318</text:p>
          </table:table-cell>
          <table:table-cell table:style-name="ce2" office:value-type="float" office:value="5576">
            <text:p>5576</text:p>
          </table:table-cell>
          <table:table-cell table:style-name="ce2" office:value-type="float" office:value="4525">
            <text:p>4525</text:p>
          </table:table-cell>
          <table:table-cell table:style-name="ce2" office:value-type="float" office:value="5906">
            <text:p>5906</text:p>
          </table:table-cell>
          <table:table-cell table:style-name="ce2" office:value-type="float" office:value="5189">
            <text:p>5189</text:p>
          </table:table-cell>
          <table:table-cell table:style-name="ce2" office:value-type="float" office:value="5327">
            <text:p>5327</text:p>
          </table:table-cell>
          <table:table-cell table:style-name="ce2" office:value-type="float" office:value="4436">
            <text:p>4436</text:p>
          </table:table-cell>
          <table:table-cell table:style-name="ce2" office:value-type="float" office:value="5411">
            <text:p>5411</text:p>
          </table:table-cell>
        </table:table-row>
        <table:table-row table:style-name="ro1" table:number-rows-repeated="5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4" office:value-type="string">
            <text:p>Consum elèctric (X)</text:p>
          </table:table-cell>
          <table:table-cell table:style-name="ce9" office:value-type="string">
            <text:p>Habitatges acabats (Y)</text:p>
          </table:table-cell>
          <table:table-cell table:style-name="ce9" office:value-type="string">
            <text:p>Suma de les files</text:p>
          </table:table-cell>
          <table:table-cell table:style-name="ce11" office:value-type="string">
            <text:p>eij</text:p>
          </table:table-cell>
          <table:table-cell table:style-name="ce15"/>
          <table:table-cell table:style-name="ce11" office:value-type="string">
            <text:p>(nij-eij)^2/eij</text:p>
          </table:table-cell>
          <table:table-cell table:style-name="ce15"/>
          <table:table-cell table:number-columns-repeated="6"/>
        </table:table-row>
        <table:table-row table:style-name="ro1">
          <table:table-cell table:style-name="ce5" table:number-columns-repeated="3"/>
          <table:table-cell table:style-name="ce12"/>
          <table:table-cell table:style-name="ce16"/>
          <table:table-cell table:style-name="ce12"/>
          <table:table-cell table:style-name="ce16"/>
          <table:table-cell table:number-columns-repeated="6"/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1198">
            <text:p>1198</text:p>
          </table:table-cell>
          <table:table-cell table:formula="of:=SUM([.A29:.B29])" office:value-type="float" office:value="4049">
            <text:p>4049</text:p>
          </table:table-cell>
          <table:table-cell table:style-name="ce13" table:formula="of:=[.A102]*[.C29]/[.$C$102]" office:value-type="float" office:value="1705.89549692015">
            <text:p>1705,9</text:p>
          </table:table-cell>
          <table:table-cell table:style-name="ce17" table:formula="of:=[.$B$102]*[.C29]/[.$C$102]" office:value-type="float" office:value="318.604503079846">
            <text:p>318,6</text:p>
          </table:table-cell>
          <table:table-cell table:style-name="ce13" table:formula="of:=([.A29]-[.D29])^2/[.A29]" office:value-type="float" office:value="459.931365476584">
            <text:p>459,93</text:p>
          </table:table-cell>
          <table:table-cell table:style-name="ce17" table:formula="of:=([.B29]-[.E29])^2/[.B29]" office:value-type="float" office:value="645.522904844277">
            <text:p>645,52</text:p>
          </table:table-cell>
          <table:table-cell table:number-columns-repeated="6"/>
        </table:table-row>
        <table:table-row table:style-name="ro1">
          <table:table-cell office:value-type="float" office:value="4833">
            <text:p>4833</text:p>
          </table:table-cell>
          <table:table-cell office:value-type="float" office:value="917">
            <text:p>917</text:p>
          </table:table-cell>
          <table:table-cell table:formula="of:=SUM([.A30:.B30])" office:value-type="float" office:value="5750">
            <text:p>5750</text:p>
          </table:table-cell>
          <table:table-cell table:formula="of:=[.$A$102]*[.C30]/[.$C$102]" office:value-type="float" office:value="2422.54855699948">
            <text:p>2422,55</text:p>
          </table:table-cell>
          <table:table-cell table:formula="of:=[.$B$102]*[.C30]/[.$C$102]" office:value-type="float" office:value="452.451443000523">
            <text:p>452,45</text:p>
          </table:table-cell>
          <table:table-cell table:formula="of:=([.A30]-[.D30])^2/[.A30]" office:value-type="float" office:value="1202.20901284157">
            <text:p>1202,21</text:p>
          </table:table-cell>
          <table:table-cell table:formula="of:=([.B30]-[.E30])^2/[.B30]" office:value-type="float" office:value="235.338453446343">
            <text:p>235,34</text:p>
          </table:table-cell>
          <table:table-cell table:number-columns-repeated="2"/>
          <table:table-cell table:style-name="ce19" office:value-type="string">
            <text:p>CÀLCUL DEL COEFICIENT DE CORRELACIÓ</text:p>
          </table:table-cell>
          <table:table-cell table:style-name="ce19" table:number-columns-repeated="3"/>
        </table:table-row>
        <table:table-row table:style-name="ro1">
          <table:table-cell office:value-type="float" office:value="4489">
            <text:p>4489</text:p>
          </table:table-cell>
          <table:table-cell office:value-type="float" office:value="990">
            <text:p>990</text:p>
          </table:table-cell>
          <table:table-cell table:formula="of:=SUM([.A31:.B31])" office:value-type="float" office:value="5479">
            <text:p>5479</text:p>
          </table:table-cell>
          <table:table-cell table:formula="of:=[.$A$102]*[.C31]/[.$C$102]" office:value-type="float" office:value="2308.37279022611">
            <text:p>2308,37</text:p>
          </table:table-cell>
          <table:table-cell table:formula="of:=[.$B$102]*[.C31]/[.$C$102]" office:value-type="float" office:value="431.12720977389">
            <text:p>431,13</text:p>
          </table:table-cell>
          <table:table-cell table:formula="of:=([.A31]-[.D31])^2/[.A31]" office:value-type="float" office:value="1059.28603876281">
            <text:p>1059,29</text:p>
          </table:table-cell>
          <table:table-cell table:formula="of:=([.B31]-[.E31])^2/[.B31]" office:value-type="float" office:value="315.493732984968">
            <text:p>315,49</text:p>
          </table:table-cell>
          <table:table-cell table:number-columns-repeated="6"/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746">
            <text:p>746</text:p>
          </table:table-cell>
          <table:table-cell table:formula="of:=SUM([.A32:.B32])" office:value-type="float" office:value="5333">
            <text:p>5333</text:p>
          </table:table-cell>
          <table:table-cell table:formula="of:=[.$A$102]*[.C32]/[.$C$102]" office:value-type="float" office:value="2246.86112251795">
            <text:p>2246,86</text:p>
          </table:table-cell>
          <table:table-cell table:formula="of:=[.$B$102]*[.C32]/[.$C$102]" office:value-type="float" office:value="419.63887748205">
            <text:p>419,64</text:p>
          </table:table-cell>
          <table:table-cell table:formula="of:=([.A32]-[.D32])^2/[.A32]" office:value-type="float" office:value="1193.8630839117">
            <text:p>1193,86</text:p>
          </table:table-cell>
          <table:table-cell table:formula="of:=([.B32]-[.E32])^2/[.B32]" office:value-type="float" office:value="142.776919961362">
            <text:p>142,78</text:p>
          </table:table-cell>
          <table:table-cell table:number-columns-repeated="6"/>
        </table:table-row>
        <table:table-row table:style-name="ro1">
          <table:table-cell office:value-type="float" office:value="3962">
            <text:p>3962</text:p>
          </table:table-cell>
          <table:table-cell office:value-type="float" office:value="675">
            <text:p>675</text:p>
          </table:table-cell>
          <table:table-cell table:formula="of:=SUM([.A33:.B33])" office:value-type="float" office:value="4637">
            <text:p>4637</text:p>
          </table:table-cell>
          <table:table-cell table:formula="of:=[.$A$102]*[.C33]/[.$C$102]" office:value-type="float" office:value="1953.62741892288">
            <text:p>1953,63</text:p>
          </table:table-cell>
          <table:table-cell table:formula="of:=[.$B$102]*[.C33]/[.$C$102]" office:value-type="float" office:value="364.872581077117">
            <text:p>364,87</text:p>
          </table:table-cell>
          <table:table-cell table:formula="of:=([.A33]-[.D33])^2/[.A33]" office:value-type="float" office:value="1018.06169218131">
            <text:p>1018,06</text:p>
          </table:table-cell>
          <table:table-cell table:formula="of:=([.B33]-[.E33])^2/[.B33]" office:value-type="float" office:value="142.487431063362">
            <text:p>142,49</text:p>
          </table:table-cell>
          <table:table-cell table:number-columns-repeated="2"/>
          <table:table-cell table:style-name="ce20" office:value-type="string">
            <text:p>Coeficient de correlació</text:p>
          </table:table-cell>
          <table:table-cell table:style-name="ce21"/>
          <table:table-cell table:style-name="ce6" table:formula="of:=CORREL([.A29:.A100];[.B29:.B100])" office:value-type="float" office:value="-0.136785852104959">
            <text:p>-0,14</text:p>
          </table:table-cell>
          <table:table-cell/>
        </table:table-row>
        <table:table-row table:style-name="ro1">
          <table:table-cell office:value-type="float" office:value="4105">
            <text:p>4105</text:p>
          </table:table-cell>
          <table:table-cell office:value-type="float" office:value="1429">
            <text:p>1429</text:p>
          </table:table-cell>
          <table:table-cell table:formula="of:=SUM([.A34:.B34])" office:value-type="float" office:value="5534">
            <text:p>5534</text:p>
          </table:table-cell>
          <table:table-cell table:formula="of:=[.$A$102]*[.C34]/[.$C$102]" office:value-type="float" office:value="2331.5449938148">
            <text:p>2331,54</text:p>
          </table:table-cell>
          <table:table-cell table:formula="of:=[.$B$102]*[.C34]/[.$C$102]" office:value-type="float" office:value="435.455006185199">
            <text:p>435,46</text:p>
          </table:table-cell>
          <table:table-cell table:formula="of:=([.A34]-[.D34])^2/[.A34]" office:value-type="float" office:value="766.173607542836">
            <text:p>766,17</text:p>
          </table:table-cell>
          <table:table-cell table:formula="of:=([.B34]-[.E34])^2/[.B34]" office:value-type="float" office:value="690.784922837266">
            <text:p>690,78</text:p>
          </table:table-cell>
          <table:table-cell table:number-columns-repeated="2"/>
          <table:table-cell office:value-type="string">
            <text:p>Els punts no tendràn relació lineal entre ells. No és possile calcular la recta de regressió.</text:p>
          </table:table-cell>
          <table:table-cell table:number-columns-repeated="3"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1186">
            <text:p>1186</text:p>
          </table:table-cell>
          <table:table-cell table:formula="of:=SUM([.A35:.B35])" office:value-type="float" office:value="4916">
            <text:p>4916</text:p>
          </table:table-cell>
          <table:table-cell table:formula="of:=[.$A$102]*[.C35]/[.$C$102]" office:value-type="float" office:value="2071.17368803642">
            <text:p>2071,17</text:p>
          </table:table-cell>
          <table:table-cell table:formula="of:=[.$B$102]*[.C35]/[.$C$102]" office:value-type="float" office:value="386.826311963577">
            <text:p>386,83</text:p>
          </table:table-cell>
          <table:table-cell table:formula="of:=([.A35]-[.D35])^2/[.A35]" office:value-type="float" office:value="737.722448595894">
            <text:p>737,72</text:p>
          </table:table-cell>
          <table:table-cell table:formula="of:=([.B35]-[.E35])^2/[.B35]" office:value-type="float" office:value="538.514826011583">
            <text:p>538,51</text:p>
          </table:table-cell>
          <table:table-cell table:number-columns-repeated="6"/>
        </table:table-row>
        <table:table-row table:style-name="ro1">
          <table:table-cell office:value-type="float" office:value="3543">
            <text:p>3543</text:p>
          </table:table-cell>
          <table:table-cell office:value-type="float" office:value="1373">
            <text:p>1373</text:p>
          </table:table-cell>
          <table:table-cell table:formula="of:=SUM([.A36:.B36])" office:value-type="float" office:value="4916">
            <text:p>4916</text:p>
          </table:table-cell>
          <table:table-cell table:formula="of:=[.$A$102]*[.C36]/[.$C$102]" office:value-type="float" office:value="2071.17368803642">
            <text:p>2071,17</text:p>
          </table:table-cell>
          <table:table-cell table:formula="of:=[.$B$102]*[.C36]/[.$C$102]" office:value-type="float" office:value="386.826311963577">
            <text:p>386,83</text:p>
          </table:table-cell>
          <table:table-cell table:formula="of:=([.A36]-[.D36])^2/[.A36]" office:value-type="float" office:value="611.423283259471">
            <text:p>611,42</text:p>
          </table:table-cell>
          <table:table-cell table:formula="of:=([.B36]-[.E36])^2/[.B36]" office:value-type="float" office:value="708.331058248623">
            <text:p>708,33</text:p>
          </table:table-cell>
          <table:table-cell table:number-columns-repeated="2"/>
          <table:table-cell>
            <draw:frame table:end-cell-address="Hoja1.O58" table:end-x="2.056cm" table:end-y="0.287cm" draw:z-index="0" draw:style-name="gr1" svg:width="13.346cm" svg:height="9.232cm" svg:x="0cm" svg:y="0.41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5130">
            <text:p>5130</text:p>
          </table:table-cell>
          <table:table-cell office:value-type="float" office:value="597">
            <text:p>597</text:p>
          </table:table-cell>
          <table:table-cell table:formula="of:=SUM([.A37:.B37])" office:value-type="float" office:value="5727">
            <text:p>5727</text:p>
          </table:table-cell>
          <table:table-cell table:formula="of:=[.$A$102]*[.C37]/[.$C$102]" office:value-type="float" office:value="2412.85836277148">
            <text:p>2412,86</text:p>
          </table:table-cell>
          <table:table-cell table:formula="of:=[.$B$102]*[.C37]/[.$C$102]" office:value-type="float" office:value="450.641637228521">
            <text:p>450,64</text:p>
          </table:table-cell>
          <table:table-cell table:formula="of:=([.A37]-[.D37])^2/[.A37]" office:value-type="float" office:value="1439.15373816002">
            <text:p>1439,15</text:p>
          </table:table-cell>
          <table:table-cell table:formula="of:=([.B37]-[.E37])^2/[.B37]" office:value-type="float" office:value="35.8806873587067">
            <text:p>35,88</text:p>
          </table:table-cell>
          <table:table-cell table:number-columns-repeated="6"/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658">
            <text:p>658</text:p>
          </table:table-cell>
          <table:table-cell table:formula="of:=SUM([.A38:.B38])" office:value-type="float" office:value="4669">
            <text:p>4669</text:p>
          </table:table-cell>
          <table:table-cell table:formula="of:=[.$A$102]*[.C38]/[.$C$102]" office:value-type="float" office:value="1967.10942828358">
            <text:p>1967,11</text:p>
          </table:table-cell>
          <table:table-cell table:formula="of:=[.$B$102]*[.C38]/[.$C$102]" office:value-type="float" office:value="367.390571716425">
            <text:p>367,39</text:p>
          </table:table-cell>
          <table:table-cell table:formula="of:=([.A38]-[.D38])^2/[.A38]" office:value-type="float" office:value="1041.50802023218">
            <text:p>1041,51</text:p>
          </table:table-cell>
          <table:table-cell table:formula="of:=([.B38]-[.E38])^2/[.B38]" office:value-type="float" office:value="128.349300619007">
            <text:p>128,35</text:p>
          </table:table-cell>
          <table:table-cell table:number-columns-repeated="6"/>
        </table:table-row>
        <table:table-row table:style-name="ro1">
          <table:table-cell office:value-type="float" office:value="6778">
            <text:p>6778</text:p>
          </table:table-cell>
          <table:table-cell office:value-type="float" office:value="622">
            <text:p>622</text:p>
          </table:table-cell>
          <table:table-cell table:formula="of:=SUM([.A39:.B39])" office:value-type="float" office:value="7400">
            <text:p>7400</text:p>
          </table:table-cell>
          <table:table-cell table:formula="of:=[.$A$102]*[.C39]/[.$C$102]" office:value-type="float" office:value="3117.7146646602">
            <text:p>3117,71</text:p>
          </table:table-cell>
          <table:table-cell table:formula="of:=[.$B$102]*[.C39]/[.$C$102]" office:value-type="float" office:value="582.285335339803">
            <text:p>582,29</text:p>
          </table:table-cell>
          <table:table-cell table:formula="of:=([.A39]-[.D39])^2/[.A39]" office:value-type="float" office:value="1976.6433662">
            <text:p>1976,64</text:p>
          </table:table-cell>
          <table:table-cell table:formula="of:=([.B39]-[.E39])^2/[.B39]" office:value-type="float" office:value="2.53577908210911">
            <text:p>2,54</text:p>
          </table:table-cell>
          <table:table-cell table:number-columns-repeated="6"/>
        </table:table-row>
        <table:table-row table:style-name="ro1">
          <table:table-cell office:value-type="float" office:value="5748">
            <text:p>5748</text:p>
          </table:table-cell>
          <table:table-cell office:value-type="float" office:value="863">
            <text:p>863</text:p>
          </table:table-cell>
          <table:table-cell table:formula="of:=SUM([.A40:.B40])" office:value-type="float" office:value="6611">
            <text:p>6611</text:p>
          </table:table-cell>
          <table:table-cell table:formula="of:=[.$A$102]*[.C40]/[.$C$102]" office:value-type="float" office:value="2785.29887136062">
            <text:p>2785,3</text:p>
          </table:table-cell>
          <table:table-cell table:formula="of:=[.$B$102]*[.C40]/[.$C$102]" office:value-type="float" office:value="520.201128639384">
            <text:p>520,2</text:p>
          </table:table-cell>
          <table:table-cell table:formula="of:=([.A40]-[.D40])^2/[.A40]" office:value-type="float" office:value="1527.06993347966">
            <text:p>1527,07</text:p>
          </table:table-cell>
          <table:table-cell table:formula="of:=([.B40]-[.E40])^2/[.B40]" office:value-type="float" office:value="136.16577775911">
            <text:p>136,17</text:p>
          </table:table-cell>
          <table:table-cell table:number-columns-repeated="6"/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1180">
            <text:p>1180</text:p>
          </table:table-cell>
          <table:table-cell table:formula="of:=SUM([.A41:.B41])" office:value-type="float" office:value="4150">
            <text:p>4150</text:p>
          </table:table-cell>
          <table:table-cell table:formula="of:=[.$A$102]*[.C41]/[.$C$102]" office:value-type="float" office:value="1748.44808896484">
            <text:p>1748,45</text:p>
          </table:table-cell>
          <table:table-cell table:formula="of:=[.$B$102]*[.C41]/[.$C$102]" office:value-type="float" office:value="326.55191103516">
            <text:p>326,55</text:p>
          </table:table-cell>
          <table:table-cell table:formula="of:=([.A41]-[.D41])^2/[.A41]" office:value-type="float" office:value="502.420562745337">
            <text:p>502,42</text:p>
          </table:table-cell>
          <table:table-cell table:formula="of:=([.B41]-[.E41])^2/[.B41]" office:value-type="float" office:value="617.265797082828">
            <text:p>617,27</text:p>
          </table:table-cell>
          <table:table-cell table:number-columns-repeated="6"/>
        </table:table-row>
        <table:table-row table:style-name="ro1">
          <table:table-cell office:value-type="float" office:value="4087">
            <text:p>4087</text:p>
          </table:table-cell>
          <table:table-cell office:value-type="float" office:value="1335">
            <text:p>1335</text:p>
          </table:table-cell>
          <table:table-cell table:formula="of:=SUM([.A42:.B42])" office:value-type="float" office:value="5422">
            <text:p>5422</text:p>
          </table:table-cell>
          <table:table-cell table:formula="of:=[.$A$102]*[.C42]/[.$C$102]" office:value-type="float" office:value="2284.35796105238">
            <text:p>2284,36</text:p>
          </table:table-cell>
          <table:table-cell table:formula="of:=[.$B$102]*[.C42]/[.$C$102]" office:value-type="float" office:value="426.642038947623">
            <text:p>426,64</text:p>
          </table:table-cell>
          <table:table-cell table:formula="of:=([.A42]-[.D42])^2/[.A42]" office:value-type="float" office:value="795.086449860838">
            <text:p>795,09</text:p>
          </table:table-cell>
          <table:table-cell table:formula="of:=([.B42]-[.E42])^2/[.B42]" office:value-type="float" office:value="618.063060230136">
            <text:p>618,06</text:p>
          </table:table-cell>
          <table:table-cell table:number-columns-repeated="6"/>
        </table:table-row>
        <table:table-row table:style-name="ro1">
          <table:table-cell office:value-type="float" office:value="4788">
            <text:p>4788</text:p>
          </table:table-cell>
          <table:table-cell office:value-type="float" office:value="1625">
            <text:p>1625</text:p>
          </table:table-cell>
          <table:table-cell table:formula="of:=SUM([.A43:.B43])" office:value-type="float" office:value="6413">
            <text:p>6413</text:p>
          </table:table-cell>
          <table:table-cell table:formula="of:=[.$A$102]*[.C43]/[.$C$102]" office:value-type="float" office:value="2701.87893844133">
            <text:p>2701,88</text:p>
          </table:table-cell>
          <table:table-cell table:formula="of:=[.$B$102]*[.C43]/[.$C$102]" office:value-type="float" office:value="504.62106155867">
            <text:p>504,62</text:p>
          </table:table-cell>
          <table:table-cell table:formula="of:=([.A43]-[.D43])^2/[.A43]" office:value-type="float" office:value="908.91835494542">
            <text:p>908,92</text:p>
          </table:table-cell>
          <table:table-cell table:formula="of:=([.B43]-[.E43])^2/[.B43]" office:value-type="float" office:value="772.460901971028">
            <text:p>772,46</text:p>
          </table:table-cell>
          <table:table-cell table:number-columns-repeated="6"/>
        </table:table-row>
        <table:table-row table:style-name="ro1">
          <table:table-cell office:value-type="float" office:value="5115">
            <text:p>5115</text:p>
          </table:table-cell>
          <table:table-cell office:value-type="float" office:value="384">
            <text:p>384</text:p>
          </table:table-cell>
          <table:table-cell table:formula="of:=SUM([.A44:.B44])" office:value-type="float" office:value="5499">
            <text:p>5499</text:p>
          </table:table-cell>
          <table:table-cell table:formula="of:=[.$A$102]*[.C44]/[.$C$102]" office:value-type="float" office:value="2316.79904607654">
            <text:p>2316,8</text:p>
          </table:table-cell>
          <table:table-cell table:formula="of:=[.$B$102]*[.C44]/[.$C$102]" office:value-type="float" office:value="432.700953923457">
            <text:p>432,7</text:p>
          </table:table-cell>
          <table:table-cell table:formula="of:=([.A44]-[.D44])^2/[.A44]" office:value-type="float" office:value="1530.77782571616">
            <text:p>1530,78</text:p>
          </table:table-cell>
          <table:table-cell table:formula="of:=([.B44]-[.E44])^2/[.B44]" office:value-type="float" office:value="6.17651800274645">
            <text:p>6,18</text:p>
          </table:table-cell>
          <table:table-cell table:number-columns-repeated="6"/>
        </table:table-row>
        <table:table-row table:style-name="ro1">
          <table:table-cell office:value-type="float" office:value="4670">
            <text:p>4670</text:p>
          </table:table-cell>
          <table:table-cell office:value-type="float" office:value="659">
            <text:p>659</text:p>
          </table:table-cell>
          <table:table-cell table:formula="of:=SUM([.A45:.B45])" office:value-type="float" office:value="5329">
            <text:p>5329</text:p>
          </table:table-cell>
          <table:table-cell table:formula="of:=[.$A$102]*[.C45]/[.$C$102]" office:value-type="float" office:value="2245.17587134786">
            <text:p>2245,18</text:p>
          </table:table-cell>
          <table:table-cell table:formula="of:=[.$B$102]*[.C45]/[.$C$102]" office:value-type="float" office:value="419.324128652137">
            <text:p>419,32</text:p>
          </table:table-cell>
          <table:table-cell table:formula="of:=([.A45]-[.D45])^2/[.A45]" office:value-type="float" office:value="1259.051831883">
            <text:p>1259,05</text:p>
          </table:table-cell>
          <table:table-cell table:formula="of:=([.B45]-[.E45])^2/[.B45]" office:value-type="float" office:value="87.1692311173862">
            <text:p>87,17</text:p>
          </table:table-cell>
          <table:table-cell table:number-columns-repeated="6"/>
        </table:table-row>
        <table:table-row table:style-name="ro1">
          <table:table-cell office:value-type="float" office:value="5783">
            <text:p>5783</text:p>
          </table:table-cell>
          <table:table-cell office:value-type="float" office:value="917">
            <text:p>917</text:p>
          </table:table-cell>
          <table:table-cell table:formula="of:=SUM([.A46:.B46])" office:value-type="float" office:value="6700">
            <text:p>6700</text:p>
          </table:table-cell>
          <table:table-cell table:formula="of:=[.$A$102]*[.C46]/[.$C$102]" office:value-type="float" office:value="2822.79570989504">
            <text:p>2822,8</text:p>
          </table:table-cell>
          <table:table-cell table:formula="of:=[.$B$102]*[.C46]/[.$C$102]" office:value-type="float" office:value="527.204290104957">
            <text:p>527,2</text:p>
          </table:table-cell>
          <table:table-cell table:formula="of:=([.A46]-[.D46])^2/[.A46]" office:value-type="float" office:value="1515.27052380353">
            <text:p>1515,27</text:p>
          </table:table-cell>
          <table:table-cell table:formula="of:=([.B46]-[.E46])^2/[.B46]" office:value-type="float" office:value="165.693233863228">
            <text:p>165,69</text:p>
          </table:table-cell>
          <table:table-cell table:number-columns-repeated="6"/>
        </table:table-row>
        <table:table-row table:style-name="ro1">
          <table:table-cell office:value-type="float" office:value="2974">
            <text:p>2974</text:p>
          </table:table-cell>
          <table:table-cell office:value-type="float" office:value="862">
            <text:p>862</text:p>
          </table:table-cell>
          <table:table-cell table:formula="of:=SUM([.A47:.B47])" office:value-type="float" office:value="3836">
            <text:p>3836</text:p>
          </table:table-cell>
          <table:table-cell table:formula="of:=[.$A$102]*[.C47]/[.$C$102]" office:value-type="float" office:value="1616.15587211304">
            <text:p>1616,16</text:p>
          </table:table-cell>
          <table:table-cell table:formula="of:=[.$B$102]*[.C47]/[.$C$102]" office:value-type="float" office:value="301.844127886958">
            <text:p>301,84</text:p>
          </table:table-cell>
          <table:table-cell table:formula="of:=([.A47]-[.D47])^2/[.A47]" office:value-type="float" office:value="619.953152534328">
            <text:p>619,95</text:p>
          </table:table-cell>
          <table:table-cell table:formula="of:=([.B47]-[.E47])^2/[.B47]" office:value-type="float" office:value="364.007657845387">
            <text:p>364,01</text:p>
          </table:table-cell>
          <table:table-cell table:number-columns-repeated="6"/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991">
            <text:p>991</text:p>
          </table:table-cell>
          <table:table-cell table:formula="of:=SUM([.A48:.B48])" office:value-type="float" office:value="4797">
            <text:p>4797</text:p>
          </table:table-cell>
          <table:table-cell table:formula="of:=[.$A$102]*[.C48]/[.$C$102]" office:value-type="float" office:value="2021.03746572635">
            <text:p>2021,04</text:p>
          </table:table-cell>
          <table:table-cell table:formula="of:=[.$B$102]*[.C48]/[.$C$102]" office:value-type="float" office:value="377.462534273654">
            <text:p>377,46</text:p>
          </table:table-cell>
          <table:table-cell table:formula="of:=([.A48]-[.D48])^2/[.A48]" office:value-type="float" office:value="837.12329184462">
            <text:p>837,12</text:p>
          </table:table-cell>
          <table:table-cell table:formula="of:=([.B48]-[.E48])^2/[.B48]" office:value-type="float" office:value="379.846843440876">
            <text:p>379,85</text:p>
          </table:table-cell>
          <table:table-cell table:number-columns-repeated="6"/>
        </table:table-row>
        <table:table-row table:style-name="ro1">
          <table:table-cell office:value-type="float" office:value="5916">
            <text:p>5916</text:p>
          </table:table-cell>
          <table:table-cell office:value-type="float" office:value="1667">
            <text:p>1667</text:p>
          </table:table-cell>
          <table:table-cell table:formula="of:=SUM([.A49:.B49])" office:value-type="float" office:value="7583">
            <text:p>7583</text:p>
          </table:table-cell>
          <table:table-cell table:formula="of:=[.$A$102]*[.C49]/[.$C$102]" office:value-type="float" office:value="3194.81490569166">
            <text:p>3194,81</text:p>
          </table:table-cell>
          <table:table-cell table:formula="of:=[.$B$102]*[.C49]/[.$C$102]" office:value-type="float" office:value="596.685094308342">
            <text:p>596,69</text:p>
          </table:table-cell>
          <table:table-cell table:formula="of:=([.A49]-[.D49])^2/[.A49]" office:value-type="float" office:value="1251.66469193474">
            <text:p>1251,66</text:p>
          </table:table-cell>
          <table:table-cell table:formula="of:=([.B49]-[.E49])^2/[.B49]" office:value-type="float" office:value="687.206957016043">
            <text:p>687,21</text:p>
          </table:table-cell>
          <table:table-cell table:number-columns-repeated="6"/>
        </table:table-row>
        <table:table-row table:style-name="ro1">
          <table:table-cell office:value-type="float" office:value="4442">
            <text:p>4442</text:p>
          </table:table-cell>
          <table:table-cell office:value-type="float" office:value="335">
            <text:p>335</text:p>
          </table:table-cell>
          <table:table-cell table:formula="of:=SUM([.A50:.B50])" office:value-type="float" office:value="4777">
            <text:p>4777</text:p>
          </table:table-cell>
          <table:table-cell table:formula="of:=[.$A$102]*[.C50]/[.$C$102]" office:value-type="float" office:value="2012.61120987591">
            <text:p>2012,61</text:p>
          </table:table-cell>
          <table:table-cell table:formula="of:=[.$B$102]*[.C50]/[.$C$102]" office:value-type="float" office:value="375.888790124087">
            <text:p>375,89</text:p>
          </table:table-cell>
          <table:table-cell table:formula="of:=([.A50]-[.D50])^2/[.A50]" office:value-type="float" office:value="1328.66499180112">
            <text:p>1328,66</text:p>
          </table:table-cell>
          <table:table-cell table:formula="of:=([.B50]-[.E50])^2/[.B50]" office:value-type="float" office:value="4.99072584421372">
            <text:p>4,99</text:p>
          </table:table-cell>
          <table:table-cell table:number-columns-repeated="6"/>
        </table:table-row>
        <table:table-row table:style-name="ro1">
          <table:table-cell office:value-type="float" office:value="5014">
            <text:p>5014</text:p>
          </table:table-cell>
          <table:table-cell office:value-type="float" office:value="714">
            <text:p>714</text:p>
          </table:table-cell>
          <table:table-cell table:formula="of:=SUM([.A51:.B51])" office:value-type="float" office:value="5728">
            <text:p>5728</text:p>
          </table:table-cell>
          <table:table-cell table:formula="of:=[.$A$102]*[.C51]/[.$C$102]" office:value-type="float" office:value="2413.279675564">
            <text:p>2413,28</text:p>
          </table:table-cell>
          <table:table-cell table:formula="of:=[.$B$102]*[.C51]/[.$C$102]" office:value-type="float" office:value="450.720324435999">
            <text:p>450,72</text:p>
          </table:table-cell>
          <table:table-cell table:formula="of:=([.A51]-[.D51])^2/[.A51]" office:value-type="float" office:value="1348.97211925299">
            <text:p>1348,97</text:p>
          </table:table-cell>
          <table:table-cell table:formula="of:=([.B51]-[.E51])^2/[.B51]" office:value-type="float" office:value="97.0814951891954">
            <text:p>97,08</text:p>
          </table:table-cell>
          <table:table-cell table:number-columns-repeated="6"/>
        </table:table-row>
        <table:table-row table:style-name="ro1">
          <table:table-cell office:value-type="float" office:value="6073">
            <text:p>6073</text:p>
          </table:table-cell>
          <table:table-cell office:value-type="float" office:value="678">
            <text:p>678</text:p>
          </table:table-cell>
          <table:table-cell table:formula="of:=SUM([.A52:.B52])" office:value-type="float" office:value="6751">
            <text:p>6751</text:p>
          </table:table-cell>
          <table:table-cell table:formula="of:=[.$A$102]*[.C52]/[.$C$102]" office:value-type="float" office:value="2844.28266231365">
            <text:p>2844,28</text:p>
          </table:table-cell>
          <table:table-cell table:formula="of:=[.$B$102]*[.C52]/[.$C$102]" office:value-type="float" office:value="531.217337686353">
            <text:p>531,22</text:p>
          </table:table-cell>
          <table:table-cell table:formula="of:=([.A52]-[.D52])^2/[.A52]" office:value-type="float" office:value="1716.55123442721">
            <text:p>1716,55</text:p>
          </table:table-cell>
          <table:table-cell table:formula="of:=([.B52]-[.E52])^2/[.B52]" office:value-type="float" office:value="31.7775073095606">
            <text:p>31,78</text:p>
          </table:table-cell>
          <table:table-cell table:number-columns-repeated="6"/>
        </table:table-row>
        <table:table-row table:style-name="ro1">
          <table:table-cell office:value-type="float" office:value="3461">
            <text:p>3461</text:p>
          </table:table-cell>
          <table:table-cell office:value-type="float" office:value="1130">
            <text:p>1130</text:p>
          </table:table-cell>
          <table:table-cell table:formula="of:=SUM([.A53:.B53])" office:value-type="float" office:value="4591">
            <text:p>4591</text:p>
          </table:table-cell>
          <table:table-cell table:formula="of:=[.$A$102]*[.C53]/[.$C$102]" office:value-type="float" office:value="1934.24703046689">
            <text:p>1934,25</text:p>
          </table:table-cell>
          <table:table-cell table:formula="of:=[.$B$102]*[.C53]/[.$C$102]" office:value-type="float" office:value="361.252969533113">
            <text:p>361,25</text:p>
          </table:table-cell>
          <table:table-cell table:formula="of:=([.A53]-[.D53])^2/[.A53]" office:value-type="float" office:value="673.497437150586">
            <text:p>673,5</text:p>
          </table:table-cell>
          <table:table-cell table:formula="of:=([.B53]-[.E53])^2/[.B53]" office:value-type="float" office:value="522.984068010316">
            <text:p>522,98</text:p>
          </table:table-cell>
          <table:table-cell table:number-columns-repeated="6"/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1042">
            <text:p>1042</text:p>
          </table:table-cell>
          <table:table-cell table:formula="of:=SUM([.A54:.B54])" office:value-type="float" office:value="4348">
            <text:p>4348</text:p>
          </table:table-cell>
          <table:table-cell table:formula="of:=[.$A$102]*[.C54]/[.$C$102]" office:value-type="float" office:value="1831.86802188413">
            <text:p>1831,87</text:p>
          </table:table-cell>
          <table:table-cell table:formula="of:=[.$B$102]*[.C54]/[.$C$102]" office:value-type="float" office:value="342.131978115874">
            <text:p>342,13</text:p>
          </table:table-cell>
          <table:table-cell table:formula="of:=([.A54]-[.D54])^2/[.A54]" office:value-type="float" office:value="657.309464278227">
            <text:p>657,31</text:p>
          </table:table-cell>
          <table:table-cell table:formula="of:=([.B54]-[.E54])^2/[.B54]" office:value-type="float" office:value="470.072215024952">
            <text:p>470,07</text:p>
          </table:table-cell>
          <table:table-cell table:number-columns-repeated="6"/>
        </table:table-row>
        <table:table-row table:style-name="ro1">
          <table:table-cell office:value-type="float" office:value="5567">
            <text:p>5567</text:p>
          </table:table-cell>
          <table:table-cell office:value-type="float" office:value="1134">
            <text:p>1134</text:p>
          </table:table-cell>
          <table:table-cell table:formula="of:=SUM([.A55:.B55])" office:value-type="float" office:value="6701">
            <text:p>6701</text:p>
          </table:table-cell>
          <table:table-cell table:formula="of:=[.$A$102]*[.C55]/[.$C$102]" office:value-type="float" office:value="2823.21702268756">
            <text:p>2823,22</text:p>
          </table:table-cell>
          <table:table-cell table:formula="of:=[.$B$102]*[.C55]/[.$C$102]" office:value-type="float" office:value="527.282977312435">
            <text:p>527,28</text:p>
          </table:table-cell>
          <table:table-cell table:formula="of:=([.A55]-[.D55])^2/[.A55]" office:value-type="float" office:value="1352.31633313984">
            <text:p>1352,32</text:p>
          </table:table-cell>
          <table:table-cell table:formula="of:=([.B55]-[.E55])^2/[.B55]" office:value-type="float" office:value="324.608064919632">
            <text:p>324,61</text:p>
          </table:table-cell>
          <table:table-cell table:number-columns-repeated="6"/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583">
            <text:p>583</text:p>
          </table:table-cell>
          <table:table-cell table:formula="of:=SUM([.A56:.B56])" office:value-type="float" office:value="4789">
            <text:p>4789</text:p>
          </table:table-cell>
          <table:table-cell table:formula="of:=[.$A$102]*[.C56]/[.$C$102]" office:value-type="float" office:value="2017.66696338617">
            <text:p>2017,67</text:p>
          </table:table-cell>
          <table:table-cell table:formula="of:=[.$B$102]*[.C56]/[.$C$102]" office:value-type="float" office:value="376.833036613827">
            <text:p>376,83</text:p>
          </table:table-cell>
          <table:table-cell table:formula="of:=([.A56]-[.D56])^2/[.A56]" office:value-type="float" office:value="1138.5643079257">
            <text:p>1138,56</text:p>
          </table:table-cell>
          <table:table-cell table:formula="of:=([.B56]-[.E56])^2/[.B56]" office:value-type="float" office:value="72.9070613925827">
            <text:p>72,91</text:p>
          </table:table-cell>
          <table:table-cell table:number-columns-repeated="6"/>
        </table:table-row>
        <table:table-row table:style-name="ro1">
          <table:table-cell office:value-type="float" office:value="4461">
            <text:p>4461</text:p>
          </table:table-cell>
          <table:table-cell office:value-type="float" office:value="782">
            <text:p>782</text:p>
          </table:table-cell>
          <table:table-cell table:formula="of:=SUM([.A57:.B57])" office:value-type="float" office:value="5243">
            <text:p>5243</text:p>
          </table:table-cell>
          <table:table-cell table:formula="of:=[.$A$102]*[.C57]/[.$C$102]" office:value-type="float" office:value="2208.942971191">
            <text:p>2208,94</text:p>
          </table:table-cell>
          <table:table-cell table:formula="of:=[.$B$102]*[.C57]/[.$C$102]" office:value-type="float" office:value="412.557028808999">
            <text:p>412,56</text:p>
          </table:table-cell>
          <table:table-cell table:formula="of:=([.A57]-[.D57])^2/[.A57]" office:value-type="float" office:value="1136.91119950863">
            <text:p>1136,91</text:p>
          </table:table-cell>
          <table:table-cell table:formula="of:=([.B57]-[.E57])^2/[.B57]" office:value-type="float" office:value="174.537223737129">
            <text:p>174,54</text:p>
          </table:table-cell>
          <table:table-cell table:number-columns-repeated="6"/>
        </table:table-row>
        <table:table-row table:style-name="ro1">
          <table:table-cell office:value-type="float" office:value="4318">
            <text:p>4318</text:p>
          </table:table-cell>
          <table:table-cell office:value-type="float" office:value="910">
            <text:p>910</text:p>
          </table:table-cell>
          <table:table-cell table:formula="of:=SUM([.A58:.B58])" office:value-type="float" office:value="5228">
            <text:p>5228</text:p>
          </table:table-cell>
          <table:table-cell table:formula="of:=[.$A$102]*[.C58]/[.$C$102]" office:value-type="float" office:value="2202.62327930318">
            <text:p>2202,62</text:p>
          </table:table-cell>
          <table:table-cell table:formula="of:=[.$B$102]*[.C58]/[.$C$102]" office:value-type="float" office:value="411.376720696823">
            <text:p>411,38</text:p>
          </table:table-cell>
          <table:table-cell table:formula="of:=([.A58]-[.D58])^2/[.A58]" office:value-type="float" office:value="1036.31743178927">
            <text:p>1036,32</text:p>
          </table:table-cell>
          <table:table-cell table:formula="of:=([.B58]-[.E58])^2/[.B58]" office:value-type="float" office:value="273.214477651707">
            <text:p>273,21</text:p>
          </table:table-cell>
          <table:table-cell table:number-columns-repeated="6"/>
        </table:table-row>
        <table:table-row table:style-name="ro1">
          <table:table-cell office:value-type="float" office:value="3589">
            <text:p>3589</text:p>
          </table:table-cell>
          <table:table-cell office:value-type="float" office:value="1160">
            <text:p>1160</text:p>
          </table:table-cell>
          <table:table-cell table:formula="of:=SUM([.A59:.B59])" office:value-type="float" office:value="4749">
            <text:p>4749</text:p>
          </table:table-cell>
          <table:table-cell table:formula="of:=[.$A$102]*[.C59]/[.$C$102]" office:value-type="float" office:value="2000.81445168531">
            <text:p>2000,81</text:p>
          </table:table-cell>
          <table:table-cell table:formula="of:=[.$B$102]*[.C59]/[.$C$102]" office:value-type="float" office:value="373.685548314693">
            <text:p>373,69</text:p>
          </table:table-cell>
          <table:table-cell table:formula="of:=([.A59]-[.D59])^2/[.A59]" office:value-type="float" office:value="702.7955797926">
            <text:p>702,8</text:p>
          </table:table-cell>
          <table:table-cell table:formula="of:=([.B59]-[.E59])^2/[.B59]" office:value-type="float" office:value="533.00898011135">
            <text:p>533,01</text:p>
          </table:table-cell>
          <table:table-cell table:number-columns-repeated="6"/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976">
            <text:p>976</text:p>
          </table:table-cell>
          <table:table-cell table:formula="of:=SUM([.A60:.B60])" office:value-type="float" office:value="4999">
            <text:p>4999</text:p>
          </table:table-cell>
          <table:table-cell table:formula="of:=[.$A$102]*[.C60]/[.$C$102]" office:value-type="float" office:value="2106.14264981572">
            <text:p>2106,14</text:p>
          </table:table-cell>
          <table:table-cell table:formula="of:=[.$B$102]*[.C60]/[.$C$102]" office:value-type="float" office:value="393.357350184281">
            <text:p>393,36</text:p>
          </table:table-cell>
          <table:table-cell table:formula="of:=([.A60]-[.D60])^2/[.A60]" office:value-type="float" office:value="913.333855569352">
            <text:p>913,33</text:p>
          </table:table-cell>
          <table:table-cell table:formula="of:=([.B60]-[.E60])^2/[.B60]" office:value-type="float" office:value="347.820140762585">
            <text:p>347,82</text:p>
          </table:table-cell>
          <table:table-cell table:number-columns-repeated="6"/>
        </table:table-row>
        <table:table-row table:style-name="ro1">
          <table:table-cell office:value-type="float" office:value="5690">
            <text:p>5690</text:p>
          </table:table-cell>
          <table:table-cell office:value-type="float" office:value="703">
            <text:p>703</text:p>
          </table:table-cell>
          <table:table-cell table:formula="of:=SUM([.A61:.B61])" office:value-type="float" office:value="6393">
            <text:p>6393</text:p>
          </table:table-cell>
          <table:table-cell table:formula="of:=[.$A$102]*[.C61]/[.$C$102]" office:value-type="float" office:value="2693.4526825909">
            <text:p>2693,45</text:p>
          </table:table-cell>
          <table:table-cell table:formula="of:=[.$B$102]*[.C61]/[.$C$102]" office:value-type="float" office:value="503.047317409103">
            <text:p>503,05</text:p>
          </table:table-cell>
          <table:table-cell table:formula="of:=([.A61]-[.D61])^2/[.A61]" office:value-type="float" office:value="1578.08362486321">
            <text:p>1578,08</text:p>
          </table:table-cell>
          <table:table-cell table:formula="of:=([.B61]-[.E61])^2/[.B61]" office:value-type="float" office:value="56.872084317633">
            <text:p>56,87</text:p>
          </table:table-cell>
          <table:table-cell table:number-columns-repeated="6"/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762">
            <text:p>762</text:p>
          </table:table-cell>
          <table:table-cell table:formula="of:=SUM([.A62:.B62])" office:value-type="float" office:value="4853">
            <text:p>4853</text:p>
          </table:table-cell>
          <table:table-cell table:formula="of:=[.$A$102]*[.C62]/[.$C$102]" office:value-type="float" office:value="2044.63098210756">
            <text:p>2044,63</text:p>
          </table:table-cell>
          <table:table-cell table:formula="of:=[.$B$102]*[.C62]/[.$C$102]" office:value-type="float" office:value="381.869017892441">
            <text:p>381,87</text:p>
          </table:table-cell>
          <table:table-cell table:formula="of:=([.A62]-[.D62])^2/[.A62]" office:value-type="float" office:value="1023.61920249085">
            <text:p>1023,62</text:p>
          </table:table-cell>
          <table:table-cell table:formula="of:=([.B62]-[.E62])^2/[.B62]" office:value-type="float" office:value="189.631973173303">
            <text:p>189,63</text:p>
          </table:table-cell>
          <table:table-cell table:number-columns-repeated="2"/>
          <table:table-cell table:style-name="ce19" office:value-type="string">
            <text:p>COEFICIENT DE CONTINGÈNIA</text:p>
          </table:table-cell>
          <table:table-cell table:style-name="ce19" table:number-columns-repeated="2"/>
          <table:table-cell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713">
            <text:p>713</text:p>
          </table:table-cell>
          <table:table-cell table:formula="of:=SUM([.A63:.B63])" office:value-type="float" office:value="6145">
            <text:p>6145</text:p>
          </table:table-cell>
          <table:table-cell table:formula="of:=[.$A$102]*[.C63]/[.$C$102]" office:value-type="float" office:value="2588.96711004553">
            <text:p>2588,97</text:p>
          </table:table-cell>
          <table:table-cell table:formula="of:=[.$B$102]*[.C63]/[.$C$102]" office:value-type="float" office:value="483.532889954472">
            <text:p>483,53</text:p>
          </table:table-cell>
          <table:table-cell table:formula="of:=([.A63]-[.D63])^2/[.A63]" office:value-type="float" office:value="1488.00368434515">
            <text:p>1488</text:p>
          </table:table-cell>
          <table:table-cell table:formula="of:=([.B63]-[.E63])^2/[.B63]" office:value-type="float" office:value="73.8501466937539">
            <text:p>73,85</text:p>
          </table:table-cell>
          <table:table-cell table:number-columns-repeated="6"/>
        </table:table-row>
        <table:table-row table:style-name="ro1">
          <table:table-cell office:value-type="float" office:value="5576">
            <text:p>5576</text:p>
          </table:table-cell>
          <table:table-cell office:value-type="float" office:value="1068">
            <text:p>1068</text:p>
          </table:table-cell>
          <table:table-cell table:formula="of:=SUM([.A64:.B64])" office:value-type="float" office:value="6644">
            <text:p>6644</text:p>
          </table:table-cell>
          <table:table-cell table:formula="of:=[.$A$102]*[.C64]/[.$C$102]" office:value-type="float" office:value="2799.20219351383">
            <text:p>2799,2</text:p>
          </table:table-cell>
          <table:table-cell table:formula="of:=[.$B$102]*[.C64]/[.$C$102]" office:value-type="float" office:value="522.797806486169">
            <text:p>522,8</text:p>
          </table:table-cell>
          <table:table-cell table:formula="of:=([.A64]-[.D64])^2/[.A64]" office:value-type="float" office:value="1382.82031171205">
            <text:p>1382,82</text:p>
          </table:table-cell>
          <table:table-cell table:formula="of:=([.B64]-[.E64])^2/[.B64]" office:value-type="float" office:value="278.319692708139">
            <text:p>278,32</text:p>
          </table:table-cell>
          <table:table-cell table:number-columns-repeated="2"/>
          <table:table-cell table:style-name="ce6" office:value-type="string">
            <text:p>Chi quadrat</text:p>
          </table:table-cell>
          <table:table-cell table:style-name="ce6" table:formula="of:=SUM([.F29:.F100];[.G29:.G100])" office:value-type="float" office:value="101530.282018218">
            <text:p>101530,28</text:p>
          </table:table-cell>
          <table:table-cell table:number-columns-repeated="2"/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847">
            <text:p>847</text:p>
          </table:table-cell>
          <table:table-cell table:formula="of:=SUM([.A65:.B65])" office:value-type="float" office:value="4132">
            <text:p>4132</text:p>
          </table:table-cell>
          <table:table-cell table:formula="of:=[.$A$102]*[.C65]/[.$C$102]" office:value-type="float" office:value="1740.86445869945">
            <text:p>1740,86</text:p>
          </table:table-cell>
          <table:table-cell table:formula="of:=[.$B$102]*[.C65]/[.$C$102]" office:value-type="float" office:value="325.13554130055">
            <text:p>325,14</text:p>
          </table:table-cell>
          <table:table-cell table:formula="of:=([.A65]-[.D65])^2/[.A65]" office:value-type="float" office:value="725.830919302144">
            <text:p>725,83</text:p>
          </table:table-cell>
          <table:table-cell table:formula="of:=([.B65]-[.E65])^2/[.B65]" office:value-type="float" office:value="321.537796049198">
            <text:p>321,54</text:p>
          </table:table-cell>
          <table:table-cell table:number-columns-repeated="2"/>
          <table:table-cell table:style-name="ce6" office:value-type="string">
            <text:p>CoeConting</text:p>
          </table:table-cell>
          <table:table-cell table:style-name="ce6" table:formula="of:=SQRT([.K64]/([.K64]+[.C102]))" office:value-type="float" office:value="0.338582269566037">
            <text:p>0,34</text:p>
          </table:table-cell>
          <table:table-cell table:number-columns-repeated="2"/>
        </table:table-row>
        <table:table-row table:style-name="ro1">
          <table:table-cell office:value-type="float" office:value="3687">
            <text:p>3687</text:p>
          </table:table-cell>
          <table:table-cell office:value-type="float" office:value="735">
            <text:p>735</text:p>
          </table:table-cell>
          <table:table-cell table:formula="of:=SUM([.A66:.B66])" office:value-type="float" office:value="4422">
            <text:p>4422</text:p>
          </table:table-cell>
          <table:table-cell table:formula="of:=[.$A$102]*[.C66]/[.$C$102]" office:value-type="float" office:value="1863.04516853073">
            <text:p>1863,05</text:p>
          </table:table-cell>
          <table:table-cell table:formula="of:=[.$B$102]*[.C66]/[.$C$102]" office:value-type="float" office:value="347.954831469272">
            <text:p>347,95</text:p>
          </table:table-cell>
          <table:table-cell table:formula="of:=([.A66]-[.D66])^2/[.A66]" office:value-type="float" office:value="902.308442430187">
            <text:p>902,31</text:p>
          </table:table-cell>
          <table:table-cell table:formula="of:=([.B66]-[.E66])^2/[.B66]" office:value-type="float" office:value="203.81491494283">
            <text:p>203,81</text:p>
          </table:table-cell>
          <table:table-cell table:number-columns-repeated="6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592">
            <text:p>592</text:p>
          </table:table-cell>
          <table:table-cell table:formula="of:=SUM([.A67:.B67])" office:value-type="float" office:value="4690">
            <text:p>4690</text:p>
          </table:table-cell>
          <table:table-cell table:formula="of:=[.$A$102]*[.C67]/[.$C$102]" office:value-type="float" office:value="1975.95699692653">
            <text:p>1975,96</text:p>
          </table:table-cell>
          <table:table-cell table:formula="of:=[.$B$102]*[.C67]/[.$C$102]" office:value-type="float" office:value="369.04300307347">
            <text:p>369,04</text:p>
          </table:table-cell>
          <table:table-cell table:formula="of:=([.A67]-[.D67])^2/[.A67]" office:value-type="float" office:value="1098.8449260354">
            <text:p>1098,84</text:p>
          </table:table-cell>
          <table:table-cell table:formula="of:=([.B67]-[.E67])^2/[.B67]" office:value-type="float" office:value="83.9692947271904">
            <text:p>83,97</text:p>
          </table:table-cell>
          <table:table-cell table:number-columns-repeated="6"/>
        </table:table-row>
        <table:table-row table:style-name="ro1">
          <table:table-cell office:value-type="float" office:value="4533">
            <text:p>4533</text:p>
          </table:table-cell>
          <table:table-cell office:value-type="float" office:value="518">
            <text:p>518</text:p>
          </table:table-cell>
          <table:table-cell table:formula="of:=SUM([.A68:.B68])" office:value-type="float" office:value="5051">
            <text:p>5051</text:p>
          </table:table-cell>
          <table:table-cell table:formula="of:=[.$A$102]*[.C68]/[.$C$102]" office:value-type="float" office:value="2128.05091502684">
            <text:p>2128,05</text:p>
          </table:table-cell>
          <table:table-cell table:formula="of:=[.$B$102]*[.C68]/[.$C$102]" office:value-type="float" office:value="397.449084973155">
            <text:p>397,45</text:p>
          </table:table-cell>
          <table:table-cell table:formula="of:=([.A68]-[.D68])^2/[.A68]" office:value-type="float" office:value="1275.92766408851">
            <text:p>1275,93</text:p>
          </table:table-cell>
          <table:table-cell table:formula="of:=([.B68]-[.E68])^2/[.B68]" office:value-type="float" office:value="28.0550639262734">
            <text:p>28,06</text:p>
          </table:table-cell>
          <table:table-cell table:number-columns-repeated="2"/>
          <table:table-cell office:value-type="string">
            <text:p>El coeficient de contingència mesura el grau de dependència entre les variables.</text:p>
          </table:table-cell>
          <table:table-cell table:number-columns-repeated="3"/>
        </table:table-row>
        <table:table-row table:style-name="ro1">
          <table:table-cell office:value-type="float" office:value="4532">
            <text:p>4532</text:p>
          </table:table-cell>
          <table:table-cell office:value-type="float" office:value="820">
            <text:p>820</text:p>
          </table:table-cell>
          <table:table-cell table:formula="of:=SUM([.A69:.B69])" office:value-type="float" office:value="5352">
            <text:p>5352</text:p>
          </table:table-cell>
          <table:table-cell table:formula="of:=[.$A$102]*[.C69]/[.$C$102]" office:value-type="float" office:value="2254.86606557586">
            <text:p>2254,87</text:p>
          </table:table-cell>
          <table:table-cell table:formula="of:=[.$B$102]*[.C69]/[.$C$102]" office:value-type="float" office:value="421.133934424139">
            <text:p>421,13</text:p>
          </table:table-cell>
          <table:table-cell table:formula="of:=([.A69]-[.D69])^2/[.A69]" office:value-type="float" office:value="1144.16128757854">
            <text:p>1144,16</text:p>
          </table:table-cell>
          <table:table-cell table:formula="of:=([.B69]-[.E69])^2/[.B69]" office:value-type="float" office:value="194.017241790204">
            <text:p>194,02</text:p>
          </table:table-cell>
          <table:table-cell table:number-columns-repeated="6"/>
        </table:table-row>
        <table:table-row table:style-name="ro1">
          <table:table-cell office:value-type="float" office:value="4525">
            <text:p>4525</text:p>
          </table:table-cell>
          <table:table-cell office:value-type="float" office:value="905">
            <text:p>905</text:p>
          </table:table-cell>
          <table:table-cell table:formula="of:=SUM([.A70:.B70])" office:value-type="float" office:value="5430">
            <text:p>5430</text:p>
          </table:table-cell>
          <table:table-cell table:formula="of:=[.$A$102]*[.C70]/[.$C$102]" office:value-type="float" office:value="2287.72846339255">
            <text:p>2287,73</text:p>
          </table:table-cell>
          <table:table-cell table:formula="of:=[.$B$102]*[.C70]/[.$C$102]" office:value-type="float" office:value="427.27153660745">
            <text:p>427,27</text:p>
          </table:table-cell>
          <table:table-cell table:formula="of:=([.A70]-[.D70])^2/[.A70]" office:value-type="float" office:value="1106.16219414671">
            <text:p>1106,16</text:p>
          </table:table-cell>
          <table:table-cell table:formula="of:=([.B70]-[.E70])^2/[.B70]" office:value-type="float" office:value="252.181751088847">
            <text:p>252,18</text:p>
          </table:table-cell>
          <table:table-cell table:number-columns-repeated="2"/>
          <table:table-cell office:value-type="string">
            <text:p>C = 0,34</text:p>
          </table:table-cell>
          <table:table-cell table:number-columns-repeated="3"/>
        </table:table-row>
        <table:table-row table:style-name="ro3">
          <table:table-cell office:value-type="float" office:value="3917">
            <text:p>3917</text:p>
          </table:table-cell>
          <table:table-cell office:value-type="float" office:value="945">
            <text:p>945</text:p>
          </table:table-cell>
          <table:table-cell table:formula="of:=SUM([.A71:.B71])" office:value-type="float" office:value="4862">
            <text:p>4862</text:p>
          </table:table-cell>
          <table:table-cell table:formula="of:=[.$A$102]*[.C71]/[.$C$102]" office:value-type="float" office:value="2048.42279724025">
            <text:p>2048,42</text:p>
          </table:table-cell>
          <table:table-cell table:formula="of:=[.$B$102]*[.C71]/[.$C$102]" office:value-type="float" office:value="382.577202759746">
            <text:p>382,58</text:p>
          </table:table-cell>
          <table:table-cell table:formula="of:=([.A71]-[.D71])^2/[.A71]" office:value-type="float" office:value="891.391565655716">
            <text:p>891,39</text:p>
          </table:table-cell>
          <table:table-cell table:formula="of:=([.B71]-[.E71])^2/[.B71]" office:value-type="float" office:value="334.729526831271">
            <text:p>334,73</text:p>
          </table:table-cell>
          <table:table-cell table:number-columns-repeated="2"/>
          <table:table-cell office:value-type="string">
            <text:p>Cmáx = 0,7071</text:p>
          </table:table-cell>
          <table:table-cell/>
          <table:table-cell office:value-type="string">
            <text:p>0 <text:span text:style-name="T1">≤ C ≤ 0,7071</text:span></text:p>
          </table:table-cell>
          <table:table-cell/>
        </table:table-row>
        <table:table-row table:style-name="ro1">
          <table:table-cell office:value-type="float" office:value="4602">
            <text:p>4602</text:p>
          </table:table-cell>
          <table:table-cell office:value-type="float" office:value="1359">
            <text:p>1359</text:p>
          </table:table-cell>
          <table:table-cell table:formula="of:=SUM([.A72:.B72])" office:value-type="float" office:value="5961">
            <text:p>5961</text:p>
          </table:table-cell>
          <table:table-cell table:formula="of:=[.$A$102]*[.C72]/[.$C$102]" office:value-type="float" office:value="2511.44555622154">
            <text:p>2511,45</text:p>
          </table:table-cell>
          <table:table-cell table:formula="of:=[.$B$102]*[.C72]/[.$C$102]" office:value-type="float" office:value="469.054443778455">
            <text:p>469,05</text:p>
          </table:table-cell>
          <table:table-cell table:formula="of:=([.A72]-[.D72])^2/[.A72]" office:value-type="float" office:value="949.677940547989">
            <text:p>949,68</text:p>
          </table:table-cell>
          <table:table-cell table:formula="of:=([.B72]-[.E72])^2/[.B72]" office:value-type="float" office:value="582.783732920143">
            <text:p>582,78</text:p>
          </table:table-cell>
          <table:table-cell table:number-columns-repeated="6"/>
        </table:table-row>
        <table:table-row table:style-name="ro1">
          <table:table-cell office:value-type="float" office:value="4458">
            <text:p>4458</text:p>
          </table:table-cell>
          <table:table-cell office:value-type="float" office:value="540">
            <text:p>540</text:p>
          </table:table-cell>
          <table:table-cell table:formula="of:=SUM([.A73:.B73])" office:value-type="float" office:value="4998">
            <text:p>4998</text:p>
          </table:table-cell>
          <table:table-cell table:formula="of:=[.$A$102]*[.C73]/[.$C$102]" office:value-type="float" office:value="2105.7213370232">
            <text:p>2105,72</text:p>
          </table:table-cell>
          <table:table-cell table:formula="of:=[.$B$102]*[.C73]/[.$C$102]" office:value-type="float" office:value="393.278662976802">
            <text:p>393,28</text:p>
          </table:table-cell>
          <table:table-cell table:formula="of:=([.A73]-[.D73])^2/[.A73]" office:value-type="float" office:value="1241.18773178464">
            <text:p>1241,19</text:p>
          </table:table-cell>
          <table:table-cell table:formula="of:=([.B73]-[.E73])^2/[.B73]" office:value-type="float" office:value="39.8650939590273">
            <text:p>39,87</text:p>
          </table:table-cell>
          <table:table-cell table:number-columns-repeated="2"/>
          <table:table-cell office:value-type="string">
            <text:p>El coeficient de contingència es troba quasi sobre la meitat del máxim. Hi ha un cert grau </text:p>
          </table:table-cell>
          <table:table-cell table:number-columns-repeated="3"/>
        </table:table-row>
        <table:table-row table:style-name="ro1">
          <table:table-cell office:value-type="float" office:value="5376">
            <text:p>5376</text:p>
          </table:table-cell>
          <table:table-cell office:value-type="float" office:value="284">
            <text:p>284</text:p>
          </table:table-cell>
          <table:table-cell table:formula="of:=SUM([.A74:.B74])" office:value-type="float" office:value="5660">
            <text:p>5660</text:p>
          </table:table-cell>
          <table:table-cell table:formula="of:=[.$A$102]*[.C74]/[.$C$102]" office:value-type="float" office:value="2384.63040567253">
            <text:p>2384,63</text:p>
          </table:table-cell>
          <table:table-cell table:formula="of:=[.$B$102]*[.C74]/[.$C$102]" office:value-type="float" office:value="445.369594327471">
            <text:p>445,37</text:p>
          </table:table-cell>
          <table:table-cell table:formula="of:=([.A74]-[.D74])^2/[.A74]" office:value-type="float" office:value="1664.48884856155">
            <text:p>1664,49</text:p>
          </table:table-cell>
          <table:table-cell table:formula="of:=([.B74]-[.E74])^2/[.B74]" office:value-type="float" office:value="91.6906548359599">
            <text:p>91,69</text:p>
          </table:table-cell>
          <table:table-cell table:number-columns-repeated="2"/>
          <table:table-cell office:value-type="string">
            <text:p>de dependència lineal. </text:p>
          </table:table-cell>
          <table:table-cell table:number-columns-repeated="3"/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877">
            <text:p>877</text:p>
          </table:table-cell>
          <table:table-cell table:formula="of:=SUM([.A75:.B75])" office:value-type="float" office:value="8117">
            <text:p>8117</text:p>
          </table:table-cell>
          <table:table-cell table:formula="of:=[.$A$102]*[.C75]/[.$C$102]" office:value-type="float" office:value="3419.79593689822">
            <text:p>3419,8</text:p>
          </table:table-cell>
          <table:table-cell table:formula="of:=[.$B$102]*[.C75]/[.$C$102]" office:value-type="float" office:value="638.704063101782">
            <text:p>638,7</text:p>
          </table:table-cell>
          <table:table-cell table:formula="of:=([.A75]-[.D75])^2/[.A75]" office:value-type="float" office:value="2015.74020493638">
            <text:p>2015,74</text:p>
          </table:table-cell>
          <table:table-cell table:formula="of:=([.B75]-[.E75])^2/[.B75]" office:value-type="float" office:value="64.7490918383121">
            <text:p>64,75</text:p>
          </table:table-cell>
          <table:table-cell table:number-columns-repeated="6"/>
        </table:table-row>
        <table:table-row table:style-name="ro1">
          <table:table-cell office:value-type="float" office:value="5906">
            <text:p>5906</text:p>
          </table:table-cell>
          <table:table-cell office:value-type="float" office:value="664">
            <text:p>664</text:p>
          </table:table-cell>
          <table:table-cell table:formula="of:=SUM([.A76:.B76])" office:value-type="float" office:value="6570">
            <text:p>6570</text:p>
          </table:table-cell>
          <table:table-cell table:formula="of:=[.$A$102]*[.C76]/[.$C$102]" office:value-type="float" office:value="2768.02504686723">
            <text:p>2768,03</text:p>
          </table:table-cell>
          <table:table-cell table:formula="of:=[.$B$102]*[.C76]/[.$C$102]" office:value-type="float" office:value="516.974953132771">
            <text:p>516,97</text:p>
          </table:table-cell>
          <table:table-cell table:formula="of:=([.A76]-[.D76])^2/[.A76]" office:value-type="float" office:value="1667.26833838277">
            <text:p>1667,27</text:p>
          </table:table-cell>
          <table:table-cell table:formula="of:=([.B76]-[.E76])^2/[.B76]" office:value-type="float" office:value="32.5547656721548">
            <text:p>32,55</text:p>
          </table:table-cell>
          <table:table-cell table:number-columns-repeated="6"/>
        </table:table-row>
        <table:table-row table:style-name="ro1">
          <table:table-cell office:value-type="float" office:value="3804">
            <text:p>3804</text:p>
          </table:table-cell>
          <table:table-cell office:value-type="float" office:value="1127">
            <text:p>1127</text:p>
          </table:table-cell>
          <table:table-cell table:formula="of:=SUM([.A77:.B77])" office:value-type="float" office:value="4931">
            <text:p>4931</text:p>
          </table:table-cell>
          <table:table-cell table:formula="of:=[.$A$102]*[.C77]/[.$C$102]" office:value-type="float" office:value="2077.49337992425">
            <text:p>2077,49</text:p>
          </table:table-cell>
          <table:table-cell table:formula="of:=[.$B$102]*[.C77]/[.$C$102]" office:value-type="float" office:value="388.006620075753">
            <text:p>388,01</text:p>
          </table:table-cell>
          <table:table-cell table:formula="of:=([.A77]-[.D77])^2/[.A77]" office:value-type="float" office:value="783.602815238013">
            <text:p>783,6</text:p>
          </table:table-cell>
          <table:table-cell table:formula="of:=([.B77]-[.E77])^2/[.B77]" office:value-type="float" office:value="484.570732539364">
            <text:p>484,57</text:p>
          </table:table-cell>
          <table:table-cell table:number-columns-repeated="6"/>
        </table:table-row>
        <table:table-row table:style-name="ro1">
          <table:table-cell office:value-type="float" office:value="4385">
            <text:p>4385</text:p>
          </table:table-cell>
          <table:table-cell office:value-type="float" office:value="814">
            <text:p>814</text:p>
          </table:table-cell>
          <table:table-cell table:formula="of:=SUM([.A78:.B78])" office:value-type="float" office:value="5199">
            <text:p>5199</text:p>
          </table:table-cell>
          <table:table-cell table:formula="of:=[.$A$102]*[.C78]/[.$C$102]" office:value-type="float" office:value="2190.40520832005">
            <text:p>2190,41</text:p>
          </table:table-cell>
          <table:table-cell table:formula="of:=[.$B$102]*[.C78]/[.$C$102]" office:value-type="float" office:value="409.094791679951">
            <text:p>409,09</text:p>
          </table:table-cell>
          <table:table-cell table:formula="of:=([.A78]-[.D78])^2/[.A78]" office:value-type="float" office:value="1098.34579239881">
            <text:p>1098,35</text:p>
          </table:table-cell>
          <table:table-cell table:formula="of:=([.B78]-[.E78])^2/[.B78]" office:value-type="float" office:value="201.410599170396">
            <text:p>201,41</text:p>
          </table:table-cell>
          <table:table-cell table:number-columns-repeated="6"/>
        </table:table-row>
        <table:table-row table:style-name="ro1">
          <table:table-cell office:value-type="float" office:value="4029">
            <text:p>4029</text:p>
          </table:table-cell>
          <table:table-cell office:value-type="float" office:value="198">
            <text:p>198</text:p>
          </table:table-cell>
          <table:table-cell table:formula="of:=SUM([.A79:.B79])" office:value-type="float" office:value="4227">
            <text:p>4227</text:p>
          </table:table-cell>
          <table:table-cell table:formula="of:=[.$A$102]*[.C79]/[.$C$102]" office:value-type="float" office:value="1780.88917398901">
            <text:p>1780,89</text:p>
          </table:table-cell>
          <table:table-cell table:formula="of:=[.$B$102]*[.C79]/[.$C$102]" office:value-type="float" office:value="332.610826010993">
            <text:p>332,61</text:p>
          </table:table-cell>
          <table:table-cell table:formula="of:=([.A79]-[.D79])^2/[.A79]" office:value-type="float" office:value="1254.40612708559">
            <text:p>1254,41</text:p>
          </table:table-cell>
          <table:table-cell table:formula="of:=([.B79]-[.E79])^2/[.B79]" office:value-type="float" office:value="91.5155276735447">
            <text:p>91,52</text:p>
          </table:table-cell>
          <table:table-cell table:number-columns-repeated="6"/>
        </table:table-row>
        <table:table-row table:style-name="ro1">
          <table:table-cell office:value-type="float" office:value="6340">
            <text:p>6340</text:p>
          </table:table-cell>
          <table:table-cell office:value-type="float" office:value="287">
            <text:p>287</text:p>
          </table:table-cell>
          <table:table-cell table:formula="of:=SUM([.A80:.B80])" office:value-type="float" office:value="6627">
            <text:p>6627</text:p>
          </table:table-cell>
          <table:table-cell table:formula="of:=[.$A$102]*[.C80]/[.$C$102]" office:value-type="float" office:value="2792.03987604096">
            <text:p>2792,04</text:p>
          </table:table-cell>
          <table:table-cell table:formula="of:=[.$B$102]*[.C80]/[.$C$102]" office:value-type="float" office:value="521.460123959037">
            <text:p>521,46</text:p>
          </table:table-cell>
          <table:table-cell table:formula="of:=([.A80]-[.D80])^2/[.A80]" office:value-type="float" office:value="1985.49227779234">
            <text:p>1985,49</text:p>
          </table:table-cell>
          <table:table-cell table:formula="of:=([.B80]-[.E80])^2/[.B80]" office:value-type="float" office:value="191.538500790548">
            <text:p>191,54</text:p>
          </table:table-cell>
          <table:table-cell table:number-columns-repeated="6"/>
        </table:table-row>
        <table:table-row table:style-name="ro1">
          <table:table-cell office:value-type="float" office:value="5844">
            <text:p>5844</text:p>
          </table:table-cell>
          <table:table-cell office:value-type="float" office:value="939">
            <text:p>939</text:p>
          </table:table-cell>
          <table:table-cell table:formula="of:=SUM([.A81:.B81])" office:value-type="float" office:value="6783">
            <text:p>6783</text:p>
          </table:table-cell>
          <table:table-cell table:formula="of:=[.$A$102]*[.C81]/[.$C$102]" office:value-type="float" office:value="2857.76467167434">
            <text:p>2857,76</text:p>
          </table:table-cell>
          <table:table-cell table:formula="of:=[.$B$102]*[.C81]/[.$C$102]" office:value-type="float" office:value="533.73532832566">
            <text:p>533,74</text:p>
          </table:table-cell>
          <table:table-cell table:formula="of:=([.A81]-[.D81])^2/[.A81]" office:value-type="float" office:value="1525.94138195419">
            <text:p>1525,94</text:p>
          </table:table-cell>
          <table:table-cell table:formula="of:=([.B81]-[.E81])^2/[.B81]" office:value-type="float" office:value="174.908896812897">
            <text:p>174,91</text:p>
          </table:table-cell>
          <table:table-cell table:number-columns-repeated="6"/>
        </table:table-row>
        <table:table-row table:style-name="ro1">
          <table:table-cell office:value-type="float" office:value="5189">
            <text:p>5189</text:p>
          </table:table-cell>
          <table:table-cell office:value-type="float" office:value="971">
            <text:p>971</text:p>
          </table:table-cell>
          <table:table-cell table:formula="of:=SUM([.A82:.B82])" office:value-type="float" office:value="6160">
            <text:p>6160</text:p>
          </table:table-cell>
          <table:table-cell table:formula="of:=[.$A$102]*[.C82]/[.$C$102]" office:value-type="float" office:value="2595.28680193335">
            <text:p>2595,29</text:p>
          </table:table-cell>
          <table:table-cell table:formula="of:=[.$B$102]*[.C82]/[.$C$102]" office:value-type="float" office:value="484.713198066647">
            <text:p>484,71</text:p>
          </table:table-cell>
          <table:table-cell table:formula="of:=([.A82]-[.D82])^2/[.A82]" office:value-type="float" office:value="1296.46331736849">
            <text:p>1296,46</text:p>
          </table:table-cell>
          <table:table-cell table:formula="of:=([.B82]-[.E82])^2/[.B82]" office:value-type="float" office:value="243.537439479473">
            <text:p>243,54</text:p>
          </table:table-cell>
          <table:table-cell table:number-columns-repeated="6"/>
        </table:table-row>
        <table:table-row table:style-name="ro1">
          <table:table-cell office:value-type="float" office:value="3865">
            <text:p>3865</text:p>
          </table:table-cell>
          <table:table-cell office:value-type="float" office:value="1204">
            <text:p>1204</text:p>
          </table:table-cell>
          <table:table-cell table:formula="of:=SUM([.A83:.B83])" office:value-type="float" office:value="5069">
            <text:p>5069</text:p>
          </table:table-cell>
          <table:table-cell table:formula="of:=[.$A$102]*[.C83]/[.$C$102]" office:value-type="float" office:value="2135.63454529223">
            <text:p>2135,63</text:p>
          </table:table-cell>
          <table:table-cell table:formula="of:=[.$B$102]*[.C83]/[.$C$102]" office:value-type="float" office:value="398.865454707765">
            <text:p>398,87</text:p>
          </table:table-cell>
          <table:table-cell table:formula="of:=([.A83]-[.D83])^2/[.A83]" office:value-type="float" office:value="773.791688470012">
            <text:p>773,79</text:p>
          </table:table-cell>
          <table:table-cell table:formula="of:=([.B83]-[.E83])^2/[.B83]" office:value-type="float" office:value="538.406674437652">
            <text:p>538,41</text:p>
          </table:table-cell>
          <table:table-cell table:number-columns-repeated="6"/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1109">
            <text:p>1109</text:p>
          </table:table-cell>
          <table:table-cell table:formula="of:=SUM([.A84:.B84])" office:value-type="float" office:value="5141">
            <text:p>5141</text:p>
          </table:table-cell>
          <table:table-cell table:formula="of:=[.$A$102]*[.C84]/[.$C$102]" office:value-type="float" office:value="2165.96906635379">
            <text:p>2165,97</text:p>
          </table:table-cell>
          <table:table-cell table:formula="of:=[.$B$102]*[.C84]/[.$C$102]" office:value-type="float" office:value="404.530933646207">
            <text:p>404,53</text:p>
          </table:table-cell>
          <table:table-cell table:formula="of:=([.A84]-[.D84])^2/[.A84]" office:value-type="float" office:value="863.608989415807">
            <text:p>863,61</text:p>
          </table:table-cell>
          <table:table-cell table:formula="of:=([.B84]-[.E84])^2/[.B84]" office:value-type="float" office:value="447.499247474649">
            <text:p>447,5</text:p>
          </table:table-cell>
          <table:table-cell table:number-columns-repeated="6"/>
        </table:table-row>
        <table:table-row table:style-name="ro1">
          <table:table-cell office:value-type="float" office:value="5927">
            <text:p>5927</text:p>
          </table:table-cell>
          <table:table-cell office:value-type="float" office:value="583">
            <text:p>583</text:p>
          </table:table-cell>
          <table:table-cell table:formula="of:=SUM([.A85:.B85])" office:value-type="float" office:value="6510">
            <text:p>6510</text:p>
          </table:table-cell>
          <table:table-cell table:formula="of:=[.$A$102]*[.C85]/[.$C$102]" office:value-type="float" office:value="2742.74627931593">
            <text:p>2742,75</text:p>
          </table:table-cell>
          <table:table-cell table:formula="of:=[.$B$102]*[.C85]/[.$C$102]" office:value-type="float" office:value="512.25372068407">
            <text:p>512,25</text:p>
          </table:table-cell>
          <table:table-cell table:formula="of:=([.A85]-[.D85])^2/[.A85]" office:value-type="float" office:value="1710.7257900608">
            <text:p>1710,73</text:p>
          </table:table-cell>
          <table:table-cell table:formula="of:=([.B85]-[.E85])^2/[.B85]" office:value-type="float" office:value="8.58496747349494">
            <text:p>8,58</text:p>
          </table:table-cell>
          <table:table-cell table:number-columns-repeated="6"/>
        </table:table-row>
        <table:table-row table:style-name="ro1">
          <table:table-cell office:value-type="float" office:value="4921">
            <text:p>4921</text:p>
          </table:table-cell>
          <table:table-cell office:value-type="float" office:value="849">
            <text:p>849</text:p>
          </table:table-cell>
          <table:table-cell table:formula="of:=SUM([.A86:.B86])" office:value-type="float" office:value="5770">
            <text:p>5770</text:p>
          </table:table-cell>
          <table:table-cell table:formula="of:=[.$A$102]*[.C86]/[.$C$102]" office:value-type="float" office:value="2430.97481284991">
            <text:p>2430,97</text:p>
          </table:table-cell>
          <table:table-cell table:formula="of:=[.$B$102]*[.C86]/[.$C$102]" office:value-type="float" office:value="454.02518715009">
            <text:p>454,03</text:p>
          </table:table-cell>
          <table:table-cell table:formula="of:=([.A86]-[.D86])^2/[.A86]" office:value-type="float" office:value="1259.95233339603">
            <text:p>1259,95</text:p>
          </table:table-cell>
          <table:table-cell table:formula="of:=([.B86]-[.E86])^2/[.B86]" office:value-type="float" office:value="183.751593387304">
            <text:p>183,75</text:p>
          </table:table-cell>
          <table:table-cell table:number-columns-repeated="6"/>
        </table:table-row>
        <table:table-row table:style-name="ro1">
          <table:table-cell office:value-type="float" office:value="5111">
            <text:p>5111</text:p>
          </table:table-cell>
          <table:table-cell office:value-type="float" office:value="1465">
            <text:p>1465</text:p>
          </table:table-cell>
          <table:table-cell table:formula="of:=SUM([.A87:.B87])" office:value-type="float" office:value="6576">
            <text:p>6576</text:p>
          </table:table-cell>
          <table:table-cell table:formula="of:=[.$A$102]*[.C87]/[.$C$102]" office:value-type="float" office:value="2770.55292362236">
            <text:p>2770,55</text:p>
          </table:table-cell>
          <table:table-cell table:formula="of:=[.$B$102]*[.C87]/[.$C$102]" office:value-type="float" office:value="517.447076377642">
            <text:p>517,45</text:p>
          </table:table-cell>
          <table:table-cell table:formula="of:=([.A87]-[.D87])^2/[.A87]" office:value-type="float" office:value="1071.74574786239">
            <text:p>1071,75</text:p>
          </table:table-cell>
          <table:table-cell table:formula="of:=([.B87]-[.E87])^2/[.B87]" office:value-type="float" office:value="612.871360454116">
            <text:p>612,87</text:p>
          </table:table-cell>
          <table:table-cell table:number-columns-repeated="6"/>
        </table:table-row>
        <table:table-row table:style-name="ro1">
          <table:table-cell office:value-type="float" office:value="5327">
            <text:p>5327</text:p>
          </table:table-cell>
          <table:table-cell office:value-type="float" office:value="1365">
            <text:p>1365</text:p>
          </table:table-cell>
          <table:table-cell table:formula="of:=SUM([.A88:.B88])" office:value-type="float" office:value="6692">
            <text:p>6692</text:p>
          </table:table-cell>
          <table:table-cell table:formula="of:=[.$A$102]*[.C88]/[.$C$102]" office:value-type="float" office:value="2819.42520755487">
            <text:p>2819,43</text:p>
          </table:table-cell>
          <table:table-cell table:formula="of:=[.$B$102]*[.C88]/[.$C$102]" office:value-type="float" office:value="526.57479244513">
            <text:p>526,57</text:p>
          </table:table-cell>
          <table:table-cell table:formula="of:=([.A88]-[.D88])^2/[.A88]" office:value-type="float" office:value="1180.38883793997">
            <text:p>1180,39</text:p>
          </table:table-cell>
          <table:table-cell table:formula="of:=([.B88]-[.E88])^2/[.B88]" office:value-type="float" office:value="514.986687665514">
            <text:p>514,99</text:p>
          </table:table-cell>
          <table:table-cell table:number-columns-repeated="6"/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543">
            <text:p>543</text:p>
          </table:table-cell>
          <table:table-cell table:formula="of:=SUM([.A89:.B89])" office:value-type="float" office:value="4598">
            <text:p>4598</text:p>
          </table:table-cell>
          <table:table-cell table:formula="of:=[.$A$102]*[.C89]/[.$C$102]" office:value-type="float" office:value="1937.19622001454">
            <text:p>1937,2</text:p>
          </table:table-cell>
          <table:table-cell table:formula="of:=[.$B$102]*[.C89]/[.$C$102]" office:value-type="float" office:value="361.803779985462">
            <text:p>361,8</text:p>
          </table:table-cell>
          <table:table-cell table:formula="of:=([.A89]-[.D89])^2/[.A89]" office:value-type="float" office:value="1106.0648213368">
            <text:p>1106,06</text:p>
          </table:table-cell>
          <table:table-cell table:formula="of:=([.B89]-[.E89])^2/[.B89]" office:value-type="float" office:value="60.4642175829779">
            <text:p>60,46</text:p>
          </table:table-cell>
          <table:table-cell table:number-columns-repeated="6"/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854">
            <text:p>854</text:p>
          </table:table-cell>
          <table:table-cell table:formula="of:=SUM([.A90:.B90])" office:value-type="float" office:value="4288">
            <text:p>4288</text:p>
          </table:table-cell>
          <table:table-cell table:formula="of:=[.$A$102]*[.C90]/[.$C$102]" office:value-type="float" office:value="1806.58925433283">
            <text:p>1806,59</text:p>
          </table:table-cell>
          <table:table-cell table:formula="of:=[.$B$102]*[.C90]/[.$C$102]" office:value-type="float" office:value="337.410745667173">
            <text:p>337,41</text:p>
          </table:table-cell>
          <table:table-cell table:formula="of:=([.A90]-[.D90])^2/[.A90]" office:value-type="float" office:value="771.248030027077">
            <text:p>771,25</text:p>
          </table:table-cell>
          <table:table-cell table:formula="of:=([.B90]-[.E90])^2/[.B90]" office:value-type="float" office:value="312.487655377221">
            <text:p>312,49</text:p>
          </table:table-cell>
          <table:table-cell table:number-columns-repeated="6"/>
        </table:table-row>
        <table:table-row table:style-name="ro1">
          <table:table-cell office:value-type="float" office:value="4009">
            <text:p>4009</text:p>
          </table:table-cell>
          <table:table-cell office:value-type="float" office:value="438">
            <text:p>438</text:p>
          </table:table-cell>
          <table:table-cell table:formula="of:=SUM([.A91:.B91])" office:value-type="float" office:value="4447">
            <text:p>4447</text:p>
          </table:table-cell>
          <table:table-cell table:formula="of:=[.$A$102]*[.C91]/[.$C$102]" office:value-type="float" office:value="1873.57798834377">
            <text:p>1873,58</text:p>
          </table:table-cell>
          <table:table-cell table:formula="of:=[.$B$102]*[.C91]/[.$C$102]" office:value-type="float" office:value="349.92201165623">
            <text:p>349,92</text:p>
          </table:table-cell>
          <table:table-cell table:formula="of:=([.A91]-[.D91])^2/[.A91]" office:value-type="float" office:value="1137.44753501271">
            <text:p>1137,45</text:p>
          </table:table-cell>
          <table:table-cell table:formula="of:=([.B91]-[.E91])^2/[.B91]" office:value-type="float" office:value="17.7117169650347">
            <text:p>17,71</text:p>
          </table:table-cell>
          <table:table-cell table:number-columns-repeated="6"/>
        </table:table-row>
        <table:table-row table:style-name="ro1">
          <table:table-cell office:value-type="float" office:value="3539">
            <text:p>3539</text:p>
          </table:table-cell>
          <table:table-cell office:value-type="float" office:value="315">
            <text:p>315</text:p>
          </table:table-cell>
          <table:table-cell table:formula="of:=SUM([.A92:.B92])" office:value-type="float" office:value="3854">
            <text:p>3854</text:p>
          </table:table-cell>
          <table:table-cell table:formula="of:=[.$A$102]*[.C92]/[.$C$102]" office:value-type="float" office:value="1623.73950237843">
            <text:p>1623,74</text:p>
          </table:table-cell>
          <table:table-cell table:formula="of:=[.$B$102]*[.C92]/[.$C$102]" office:value-type="float" office:value="303.260497621568">
            <text:p>303,26</text:p>
          </table:table-cell>
          <table:table-cell table:formula="of:=([.A92]-[.D92])^2/[.A92]" office:value-type="float" office:value="1036.51392307138">
            <text:p>1036,51</text:p>
          </table:table-cell>
          <table:table-cell table:formula="of:=([.B92]-[.E92])^2/[.B92]" office:value-type="float" office:value="0.43751084474036">
            <text:p>0,44</text:p>
          </table:table-cell>
          <table:table-cell table:number-columns-repeated="6"/>
        </table:table-row>
        <table:table-row table:style-name="ro1">
          <table:table-cell office:value-type="float" office:value="4657">
            <text:p>4657</text:p>
          </table:table-cell>
          <table:table-cell office:value-type="float" office:value="722">
            <text:p>722</text:p>
          </table:table-cell>
          <table:table-cell table:formula="of:=SUM([.A93:.B93])" office:value-type="float" office:value="5379">
            <text:p>5379</text:p>
          </table:table-cell>
          <table:table-cell table:formula="of:=[.$A$102]*[.C93]/[.$C$102]" office:value-type="float" office:value="2266.24151097395">
            <text:p>2266,24</text:p>
          </table:table-cell>
          <table:table-cell table:formula="of:=[.$B$102]*[.C93]/[.$C$102]" office:value-type="float" office:value="423.258489026054">
            <text:p>423,26</text:p>
          </table:table-cell>
          <table:table-cell table:formula="of:=([.A93]-[.D93])^2/[.A93]" office:value-type="float" office:value="1227.34081014605">
            <text:p>1227,34</text:p>
          </table:table-cell>
          <table:table-cell table:formula="of:=([.B93]-[.E93])^2/[.B93]" office:value-type="float" office:value="123.610097477834">
            <text:p>123,61</text:p>
          </table:table-cell>
          <table:table-cell table:number-columns-repeated="6"/>
        </table:table-row>
        <table:table-row table:style-name="ro1">
          <table:table-cell office:value-type="float" office:value="4436">
            <text:p>4436</text:p>
          </table:table-cell>
          <table:table-cell office:value-type="float" office:value="440">
            <text:p>440</text:p>
          </table:table-cell>
          <table:table-cell table:formula="of:=SUM([.A94:.B94])" office:value-type="float" office:value="4876">
            <text:p>4876</text:p>
          </table:table-cell>
          <table:table-cell table:formula="of:=[.$A$102]*[.C94]/[.$C$102]" office:value-type="float" office:value="2054.32117633556">
            <text:p>2054,32</text:p>
          </table:table-cell>
          <table:table-cell table:formula="of:=[.$B$102]*[.C94]/[.$C$102]" office:value-type="float" office:value="383.678823664443">
            <text:p>383,68</text:p>
          </table:table-cell>
          <table:table-cell table:formula="of:=([.A94]-[.D94])^2/[.A94]" office:value-type="float" office:value="1278.71821891155">
            <text:p>1278,72</text:p>
          </table:table-cell>
          <table:table-cell table:formula="of:=([.B94]-[.E94])^2/[.B94]" office:value-type="float" office:value="7.20926114504742">
            <text:p>7,21</text:p>
          </table:table-cell>
          <table:table-cell table:number-columns-repeated="6"/>
        </table:table-row>
        <table:table-row table:style-name="ro1">
          <table:table-cell office:value-type="float" office:value="3997">
            <text:p>3997</text:p>
          </table:table-cell>
          <table:table-cell office:value-type="float" office:value="939">
            <text:p>939</text:p>
          </table:table-cell>
          <table:table-cell table:formula="of:=SUM([.A95:.B95])" office:value-type="float" office:value="4936">
            <text:p>4936</text:p>
          </table:table-cell>
          <table:table-cell table:formula="of:=[.$A$102]*[.C95]/[.$C$102]" office:value-type="float" office:value="2079.59994388686">
            <text:p>2079,6</text:p>
          </table:table-cell>
          <table:table-cell table:formula="of:=[.$B$102]*[.C95]/[.$C$102]" office:value-type="float" office:value="388.400056113145">
            <text:p>388,4</text:p>
          </table:table-cell>
          <table:table-cell table:formula="of:=([.A95]-[.D95])^2/[.A95]" office:value-type="float" office:value="919.795590488539">
            <text:p>919,8</text:p>
          </table:table-cell>
          <table:table-cell table:formula="of:=([.B95]-[.E95])^2/[.B95]" office:value-type="float" office:value="322.854417687123">
            <text:p>322,85</text:p>
          </table:table-cell>
          <table:table-cell table:number-columns-repeated="6"/>
        </table:table-row>
        <table:table-row table:style-name="ro1">
          <table:table-cell office:value-type="float" office:value="4169">
            <text:p>4169</text:p>
          </table:table-cell>
          <table:table-cell office:value-type="float" office:value="827">
            <text:p>827</text:p>
          </table:table-cell>
          <table:table-cell table:formula="of:=SUM([.A96:.B96])" office:value-type="float" office:value="4996">
            <text:p>4996</text:p>
          </table:table-cell>
          <table:table-cell table:formula="of:=[.$A$102]*[.C96]/[.$C$102]" office:value-type="float" office:value="2104.87871143815">
            <text:p>2104,88</text:p>
          </table:table-cell>
          <table:table-cell table:formula="of:=[.$B$102]*[.C96]/[.$C$102]" office:value-type="float" office:value="393.121288561846">
            <text:p>393,12</text:p>
          </table:table-cell>
          <table:table-cell table:formula="of:=([.A96]-[.D96])^2/[.A96]" office:value-type="float" office:value="1021.97090282903">
            <text:p>1021,97</text:p>
          </table:table-cell>
          <table:table-cell table:formula="of:=([.B96]-[.E96])^2/[.B96]" office:value-type="float" office:value="227.630878161104">
            <text:p>227,63</text:p>
          </table:table-cell>
          <table:table-cell table:number-columns-repeated="6"/>
        </table:table-row>
        <table:table-row table:style-name="ro1">
          <table:table-cell office:value-type="float" office:value="4931">
            <text:p>4931</text:p>
          </table:table-cell>
          <table:table-cell office:value-type="float" office:value="774">
            <text:p>774</text:p>
          </table:table-cell>
          <table:table-cell table:formula="of:=SUM([.A97:.B97])" office:value-type="float" office:value="5705">
            <text:p>5705</text:p>
          </table:table-cell>
          <table:table-cell table:formula="of:=[.$A$102]*[.C97]/[.$C$102]" office:value-type="float" office:value="2403.589481336">
            <text:p>2403,59</text:p>
          </table:table-cell>
          <table:table-cell table:formula="of:=[.$B$102]*[.C97]/[.$C$102]" office:value-type="float" office:value="448.910518663997">
            <text:p>448,91</text:p>
          </table:table-cell>
          <table:table-cell table:formula="of:=([.A97]-[.D97])^2/[.A97]" office:value-type="float" office:value="1295.43782799704">
            <text:p>1295,44</text:p>
          </table:table-cell>
          <table:table-cell table:formula="of:=([.B97]-[.E97])^2/[.B97]" office:value-type="float" office:value="136.541564438387">
            <text:p>136,54</text:p>
          </table:table-cell>
          <table:table-cell table:number-columns-repeated="6"/>
        </table:table-row>
        <table:table-row table:style-name="ro1">
          <table:table-cell office:value-type="float" office:value="4844">
            <text:p>4844</text:p>
          </table:table-cell>
          <table:table-cell office:value-type="float" office:value="347">
            <text:p>347</text:p>
          </table:table-cell>
          <table:table-cell table:formula="of:=SUM([.A98:.B98])" office:value-type="float" office:value="5191">
            <text:p>5191</text:p>
          </table:table-cell>
          <table:table-cell table:formula="of:=[.$A$102]*[.C98]/[.$C$102]" office:value-type="float" office:value="2187.03470597988">
            <text:p>2187,03</text:p>
          </table:table-cell>
          <table:table-cell table:formula="of:=[.$B$102]*[.C98]/[.$C$102]" office:value-type="float" office:value="408.465294020124">
            <text:p>408,47</text:p>
          </table:table-cell>
          <table:table-cell table:formula="of:=([.A98]-[.D98])^2/[.A98]" office:value-type="float" office:value="1457.36262874225">
            <text:p>1457,36</text:p>
          </table:table-cell>
          <table:table-cell table:formula="of:=([.B98]-[.E98])^2/[.B98]" office:value-type="float" office:value="10.8875572593093">
            <text:p>10,89</text:p>
          </table:table-cell>
          <table:table-cell table:number-columns-repeated="6"/>
        </table:table-row>
        <table:table-row table:style-name="ro1">
          <table:table-cell office:value-type="float" office:value="4824">
            <text:p>4824</text:p>
          </table:table-cell>
          <table:table-cell office:value-type="float" office:value="876">
            <text:p>876</text:p>
          </table:table-cell>
          <table:table-cell table:formula="of:=SUM([.A99:.B99])" office:value-type="float" office:value="5700">
            <text:p>5700</text:p>
          </table:table-cell>
          <table:table-cell table:formula="of:=[.$A$102]*[.C99]/[.$C$102]" office:value-type="float" office:value="2401.48291737339">
            <text:p>2401,48</text:p>
          </table:table-cell>
          <table:table-cell table:formula="of:=[.$B$102]*[.C99]/[.$C$102]" office:value-type="float" office:value="448.517082626605">
            <text:p>448,52</text:p>
          </table:table-cell>
          <table:table-cell table:formula="of:=([.A99]-[.D99])^2/[.A99]" office:value-type="float" office:value="1216.54001152938">
            <text:p>1216,54</text:p>
          </table:table-cell>
          <table:table-cell table:formula="of:=([.B99]-[.E99])^2/[.B99]" office:value-type="float" office:value="208.609183385923">
            <text:p>208,61</text:p>
          </table:table-cell>
          <table:table-cell table:number-columns-repeated="6"/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065">
            <text:p>1065</text:p>
          </table:table-cell>
          <table:table-cell table:formula="of:=SUM([.A100:.B100])" office:value-type="float" office:value="6476">
            <text:p>6476</text:p>
          </table:table-cell>
          <table:table-cell table:style-name="ce12" table:formula="of:=[.$A$102]*[.C100]/[.$C$102]" office:value-type="float" office:value="2728.42164437019">
            <text:p>2728,42</text:p>
          </table:table-cell>
          <table:table-cell table:style-name="ce16" table:formula="of:=[.$B$102]*[.C100]/[.$C$102]" office:value-type="float" office:value="509.578355629806">
            <text:p>509,58</text:p>
          </table:table-cell>
          <table:table-cell table:style-name="ce12" table:formula="of:=([.A100]-[.D100])^2/[.A100]" office:value-type="float" office:value="1329.92545446193">
            <text:p>1329,93</text:p>
          </table:table-cell>
          <table:table-cell table:style-name="ce16" table:formula="of:=([.B100]-[.E100])^2/[.B100]" office:value-type="float" office:value="289.664979375483">
            <text:p>289,66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formula="of:=SUM([.C29:.C100])" office:value-type="float" office:value="392065">
            <text:p>39206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6" table:formula="of:=SUM([.A29:.A100])" office:value-type="float" office:value="330364">
            <text:p>330364</text:p>
          </table:table-cell>
          <table:table-cell table:style-name="ce6" table:formula="of:=SUM([.B29:.B100])" office:value-type="float" office:value="61701">
            <text:p>61701</text:p>
          </table:table-cell>
          <table:table-cell table:style-name="ce10" table:formula="of:=SUM([.A102:.B102];[.C101])" office:value-type="float" office:value="784130">
            <text:p>784130</text:p>
          </table:table-cell>
          <table:table-cell table:style-name="Default" table:number-columns-repeated="4"/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12:30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us Barceló Bobillo</meta:initial-creator>
    <meta:creation-date>2010-05-29T12:29:30</meta:creation-date>
    <dc:date>2010-05-30T12:30:57</dc:date>
    <dc:creator>Neus Barceló Bobillo</dc:creator>
    <meta:editing-duration>PT00H18M45S</meta:editing-duration>
    <meta:editing-cycles>2</meta:editing-cycles>
    <meta:generator>OpenOffice.org/3.2$Unix OpenOffice.org_project/320m12$Build-9483</meta:generator>
    <meta:document-statistic meta:table-count="3" meta:cell-count="7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7cm" svg:height="9.233cm" xlink:href=".." chart:class="chart:scatter" chart:style-name="ch1">
        <chart:title svg:x="4.49cm" svg:y="0.192cm" chart:style-name="ch2">
          <text:p>Diagrama de dispersió</text:p>
        </chart:title>
        <chart:plot-area chart:style-name="ch3" svg:x="0.331cm" svg:y="0.823cm" svg:width="12.75cm" svg:height="8.219cm">
          <chart:axis chart:dimension="x" chart:name="primary-x" chart:style-name="ch4">
            <chart:title svg:x="5.907cm" svg:y="8.686cm" chart:style-name="ch5">
              <text:p>Cosum elèctric</text:p>
            </chart:title>
          </chart:axis>
          <chart:axis chart:dimension="y" chart:name="primary-y" chart:style-name="ch4">
            <chart:title svg:x="0.267cm" svg:y="5.94cm" chart:style-name="ch6">
              <text:p>Habitatges acabats</text:p>
            </chart:title>
            <chart:grid chart:style-name="ch7" chart:class="major"/>
          </chart:axis>
          <chart:series chart:style-name="ch8" chart:values-cell-range-address="" chart:class="chart:scatte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